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Standard1" style:master-page-name="MP0" style:family="paragraph">
      <style:paragraph-properties fo:break-before="page" fo:text-align="start" fo:text-indent="0in"/>
    </style:style>
    <style:style style:name="T2"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T3"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P4" style:parent-style-name="CommentText" style:family="paragraph">
      <style:paragraph-properties fo:text-align="start" fo:text-indent="0in"/>
    </style:style>
    <style:style style:name="T5" style:parent-style-name="Absatz-Standardschriftart1" style:family="text">
      <style:text-properties fo:language="en" fo:country="US"/>
    </style:style>
    <style:style style:name="P6" style:parent-style-name="CommentText" style:family="paragraph">
      <style:paragraph-properties fo:text-align="start" fo:text-indent="0in"/>
      <style:text-properties fo:language="en" fo:country="US"/>
    </style:style>
    <style:style style:name="P7" style:parent-style-name="CommentText" style:family="paragraph">
      <style:paragraph-properties fo:text-align="start" fo:text-indent="0in"/>
      <style:text-properties fo:language="en" fo:country="US"/>
    </style:style>
    <style:style style:name="T8"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P9" style:parent-style-name="Standard1" style:family="paragraph">
      <style:paragraph-properties fo:text-align="start" fo:text-indent="0in"/>
    </style:style>
    <style:style style:name="T10" style:parent-style-name="Absatz-Standardschriftart1"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1" style:family="paragraph">
      <style:paragraph-properties fo:text-align="start" fo:text-indent="0in"/>
    </style:style>
    <style:style style:name="T13" style:parent-style-name="DefaultParagraphFont" style:family="text">
      <style:text-properties fo:language="en" fo:country="US"/>
    </style:style>
    <style:style style:name="T14" style:parent-style-name="DefaultParagraphFont" style:family="text">
      <style:text-properties fo:language="da" fo:country="DK"/>
    </style:style>
    <style:style style:name="P15" style:parent-style-name="CommentText" style:family="paragraph">
      <style:text-properties fo:language="da" fo:country="DK"/>
    </style:style>
    <style:style style:name="T16" style:parent-style-name="CommentReference1" style:family="text">
      <style:text-properties style:font-name="Times New Roman" fo:font-size="12pt" style:font-size-asian="12pt" style:font-size-complex="12pt"/>
    </style:style>
    <style:style style:name="T17" style:parent-style-name="CommentReference" style:family="text">
      <style:text-properties style:font-name="Times New Roman" fo:font-size="12pt" style:font-size-asian="12pt" style:font-size-complex="12pt"/>
    </style:style>
    <style:style style:name="T18" style:parent-style-name="DefaultParagraphFont" style:family="text">
      <style:text-properties style:font-name="Times New Roman" fo:font-size="12pt" style:font-size-asian="12pt" style:font-size-complex="12pt" fo:language="en" fo:country="US"/>
    </style:style>
    <style:style style:name="T19" style:parent-style-name="Absatz-Standardschriftart1" style:family="text">
      <style:text-properties style:font-name="Times New Roman" fo:font-size="12pt" style:font-size-asian="12pt" style:font-size-complex="12pt" fo:language="en" fo:country="US"/>
    </style:style>
    <style:style style:name="P20" style:parent-style-name="Standard1" style:family="paragraph">
      <style:paragraph-properties fo:text-align="start" fo:text-indent="0in"/>
    </style:style>
    <style:style style:name="T21" style:parent-style-name="Absatz-Standardschriftart1" style:family="text">
      <style:text-properties style:font-name="Times New Roman" fo:font-size="12pt" style:font-size-asian="12pt" style:font-size-complex="12pt" fo:language="en" fo:country="US"/>
    </style:style>
    <style:style style:name="T22" style:parent-style-name="Absatz-Standardschriftart1" style:family="text">
      <style:text-properties style:font-name="Times New Roman" fo:font-size="12pt" style:font-size-asian="12pt" style:font-size-complex="12pt" fo:language="en" fo:country="US"/>
    </style:style>
    <style:style style:name="P23" style:parent-style-name="CommentText" style:family="paragraph">
      <style:paragraph-properties fo:text-align="start" fo:text-indent="0in"/>
    </style:style>
    <style:style style:name="T24" style:parent-style-name="Absatz-Standardschriftart1" style:family="text">
      <style:text-properties fo:language="en" fo:country="US"/>
    </style:style>
    <style:style style:name="T25" style:parent-style-name="Absatz-Standardschriftart1" style:family="text">
      <style:text-properties style:font-name="Times New Roman" fo:font-size="12pt" style:font-size-asian="12pt" style:font-size-complex="12pt" fo:language="en" fo:country="US"/>
    </style:style>
    <style:style style:name="T26" style:parent-style-name="Absatz-Standardschriftart1" style:family="text">
      <style:text-properties style:font-name="Times New Roman" fo:font-size="12pt" style:font-size-asian="12pt" style:font-size-complex="12pt"/>
    </style:style>
    <style:style style:name="T27" style:parent-style-name="Absatz-Standardschriftart1" style:family="text">
      <style:text-properties style:font-name="Times New Roman" fo:font-size="12pt" style:font-size-asian="12pt" style:font-size-complex="12pt" fo:language="en" fo:country="US"/>
    </style:style>
    <style:style style:name="T28" style:parent-style-name="Absatz-Standardschriftart1" style:family="text">
      <style:text-properties style:font-name="Times New Roman"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Absatz-Standardschriftart1" style:family="text">
      <style:text-properties fo:language="en" fo:country="US"/>
    </style:style>
    <style:style style:name="T31" style:parent-style-name="Absatz-Standardschriftart1" style:family="text">
      <style:text-properties style:font-name="Times New Roman" fo:font-size="12pt" style:font-size-asian="12pt" style:font-size-complex="12pt" fo:language="en" fo:country="US"/>
    </style:style>
    <style:style style:name="T32" style:parent-style-name="Absatz-Standardschriftart1" style:family="text">
      <style:text-properties style:font-name="Times New Roman" fo:font-size="12pt" style:font-size-asian="12pt" style:font-size-complex="12pt"/>
    </style:style>
    <style:style style:name="T33" style:parent-style-name="Absatz-Standardschriftart1" style:family="text">
      <style:text-properties style:font-name="Times New Roman" fo:font-size="12pt" style:font-size-asian="12pt" style:font-size-complex="12pt" fo:language="en" fo:country="US"/>
    </style:style>
    <style:style style:name="T34" style:parent-style-name="Absatz-Standardschriftart1" style:family="text">
      <style:text-properties style:font-name="Times New Roman" fo:font-size="12pt" style:font-size-asian="12pt" style:font-size-complex="12pt"/>
    </style:style>
    <style:style style:name="T35" style:parent-style-name="Absatz-Standardschriftart1" style:family="text">
      <style:text-properties style:font-name="Times New Roman" fo:font-size="12pt" style:font-size-asian="12pt" style:font-size-complex="12pt" fo:language="en" fo:country="US"/>
    </style:style>
    <style:style style:name="P36" style:parent-style-name="Standard1" style:family="paragraph">
      <style:paragraph-properties fo:text-align="start" fo:text-indent="0in"/>
      <style:text-properties style:font-name="Times New Roman" fo:font-size="12pt" style:font-size-asian="12pt" style:font-size-complex="12pt" fo:language="en" fo:country="US"/>
    </style:style>
    <style:style style:name="P37" style:parent-style-name="Standard1" style:family="paragraph">
      <style:paragraph-properties fo:text-align="start" fo:text-indent="0in"/>
    </style:style>
    <style:style style:name="T38"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T39"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P40" style:parent-style-name="CommentText" style:family="paragraph">
      <style:paragraph-properties fo:text-align="start" fo:text-indent="0in"/>
    </style:style>
    <style:style style:name="T41" style:parent-style-name="Absatz-Standardschriftart1" style:family="text">
      <style:text-properties fo:language="en" fo:country="US"/>
    </style:style>
    <style:style style:name="T42"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P43" style:parent-style-name="Standard1" style:family="paragraph">
      <style:paragraph-properties fo:text-align="start" fo:text-indent="0in"/>
    </style:style>
    <style:style style:name="T44" style:parent-style-name="Absatz-Standardschriftart1" style:family="text">
      <style:text-properties style:font-name="Times New Roman" fo:font-size="12pt" style:font-size-asian="12pt" style:font-size-complex="12pt" fo:language="en" fo:country="US"/>
    </style:style>
    <style:style style:name="T45" style:parent-style-name="Absatz-Standardschriftart1"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T47" style:parent-style-name="Absatz-Standardschriftart1" style:family="text">
      <style:text-properties fo:language="en" fo:country="US"/>
    </style:style>
    <style:style style:name="P48" style:parent-style-name="CommentText" style:family="paragraph">
      <style:paragraph-properties fo:text-align="start" fo:text-indent="0in"/>
      <style:text-properties fo:language="en" fo:country="US"/>
    </style:style>
    <style:style style:name="P49" style:parent-style-name="CommentText" style:family="paragraph">
      <style:paragraph-properties fo:text-align="start" fo:text-indent="0in"/>
      <style:text-properties fo:language="en" fo:country="US"/>
    </style:style>
    <style:style style:name="P50" style:parent-style-name="CommentText" style:family="paragraph">
      <style:paragraph-properties fo:text-align="start" fo:text-indent="0in"/>
      <style:text-properties fo:language="en" fo:country="US"/>
    </style:style>
    <style:style style:name="T51" style:parent-style-name="Absatz-Standardschriftart1" style:family="text">
      <style:text-properties style:font-name="Times New Roman" fo:font-size="12pt" style:font-size-asian="12pt" style:font-size-complex="12pt" fo:language="en" fo:country="US"/>
    </style:style>
    <style:style style:name="T52" style:parent-style-name="Absatz-Standardschriftart1"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Absatz-Standardschriftart1" style:family="text">
      <style:text-properties fo:language="en" fo:country="US"/>
    </style:style>
    <style:style style:name="T55" style:parent-style-name="Absatz-Standardschriftart1" style:family="text">
      <style:text-properties style:font-name="Times New Roman" fo:font-size="12pt" style:font-size-asian="12pt" style:font-size-complex="12pt" fo:language="en" fo:country="US"/>
    </style:style>
    <style:style style:name="T56" style:parent-style-name="Absatz-Standardschriftart1" style:family="text">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Absatz-Standardschriftart1" style:family="text">
      <style:text-properties fo:language="en" fo:country="US"/>
    </style:style>
    <style:style style:name="T59" style:parent-style-name="Absatz-Standardschriftart1" style:family="text">
      <style:text-properties style:font-name="Times New Roman" fo:font-size="12pt" style:font-size-asian="12pt" style:font-size-complex="12pt" fo:language="en" fo:country="US"/>
    </style:style>
    <style:style style:name="P60" style:parent-style-name="Normal" style:family="paragraph">
      <style:paragraph-properties fo:text-align="start" fo:text-indent="0in"/>
    </style:style>
    <style:style style:name="T61" style:parent-style-name="Absatz-Standardschriftart1" style:family="text">
      <style:text-properties style:font-name="Times New Roman" fo:font-size="12pt" style:font-size-asian="12pt" style:font-size-complex="12pt" fo:language="en" fo:country="US"/>
    </style:style>
    <style:style style:name="T62" style:parent-style-name="Absatz-Standardschriftart1" style:family="text">
      <style:text-properties style:font-name="Times New Roman"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Absatz-Standardschriftart1" style:family="text">
      <style:text-properties fo:language="en" fo:country="US"/>
    </style:style>
    <style:style style:name="T65" style:parent-style-name="Absatz-Standardschriftart1" style:family="text">
      <style:text-properties style:font-name="Times New Roman" fo:font-size="12pt" style:font-size-asian="12pt" style:font-size-complex="12pt" fo:language="en" fo:country="US"/>
    </style:style>
    <style:style style:name="T66" style:parent-style-name="Absatz-Standardschriftart1" style:family="text">
      <style:text-properties style:font-name="Times New Roman"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Absatz-Standardschriftart1" style:family="text">
      <style:text-properties fo:language="en" fo:country="US"/>
    </style:style>
    <style:style style:name="T69" style:parent-style-name="Absatz-Standardschriftart1" style:family="text">
      <style:text-properties style:font-name="Times New Roman" fo:font-size="12pt" style:font-size-asian="12pt" style:font-size-complex="12pt" fo:language="en" fo:country="US"/>
    </style:style>
    <style:style style:name="T70" style:parent-style-name="Absatz-Standardschriftart1" style:family="text">
      <style:text-properties style:font-name="Times New Roman"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Absatz-Standardschriftart1" style:family="text">
      <style:text-properties fo:language="en" fo:country="US"/>
    </style:style>
    <style:style style:name="T73" style:parent-style-name="Absatz-Standardschriftart1" style:family="text">
      <style:text-properties style:font-name="Times New Roman" fo:font-size="12pt" style:font-size-asian="12pt" style:font-size-complex="12pt" fo:language="en" fo:country="US"/>
    </style:style>
    <style:style style:name="P74" style:parent-style-name="Standard1"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1"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6" style:parent-style-name="Standard1" style:family="paragraph">
      <style:paragraph-properties style:text-autospace="none" fo:text-align="start" fo:text-indent="0in"/>
    </style:style>
    <style:style style:name="T77" style:parent-style-name="Absatz-Standardschriftart1" style:family="text">
      <style:text-properties style:font-name="Times New Roman" fo:font-size="12pt" style:font-size-asian="12pt" style:font-size-complex="12pt" fo:language="en" fo:country="US"/>
    </style:style>
    <style:style style:name="T78" style:parent-style-name="Absatz-Standardschriftart1" style:family="text">
      <style:text-properties style:font-name="Times New Roman" fo:font-size="12pt" style:font-size-asian="12pt" style:font-size-complex="12pt" fo:language="en" fo:country="US"/>
    </style:style>
    <style:style style:name="P79" style:parent-style-name="CommentText" style:family="paragraph">
      <style:paragraph-properties fo:text-align="start" fo:text-indent="0in"/>
    </style:style>
    <style:style style:name="T80" style:parent-style-name="Absatz-Standardschriftart1" style:family="text">
      <style:text-properties fo:language="en" fo:country="US"/>
    </style:style>
    <style:style style:name="T81" style:parent-style-name="Absatz-Standardschriftart1" style:family="text">
      <style:text-properties fo:language="en" fo:country="US"/>
    </style:style>
    <style:style style:name="T82" style:parent-style-name="Absatz-Standardschriftart1" style:family="text">
      <style:text-properties fo:language="en" fo:country="US"/>
    </style:style>
    <style:style style:name="T83" style:parent-style-name="Absatz-Standardschriftart1" style:family="text">
      <style:text-properties style:font-name="Times New Roman" fo:font-size="12pt" style:font-size-asian="12pt" style:font-size-complex="12pt" fo:language="en" fo:country="US"/>
    </style:style>
    <style:style style:name="T84" style:parent-style-name="Absatz-Standardschriftart1" style:family="text">
      <style:text-properties style:font-name="Times New Roman" fo:font-size="12pt" style:font-size-asian="12pt" style:font-size-complex="12pt" fo:language="en" fo:country="US"/>
    </style:style>
    <style:style style:name="P85" style:parent-style-name="CommentText" style:family="paragraph">
      <style:paragraph-properties fo:text-align="start" fo:text-indent="0in"/>
    </style:style>
    <style:style style:name="T86" style:parent-style-name="Absatz-Standardschriftart1" style:family="text">
      <style:text-properties fo:language="en" fo:country="US"/>
    </style:style>
    <style:style style:name="T87" style:parent-style-name="Absatz-Standardschriftart1" style:family="text">
      <style:text-properties style:font-name="Times New Roman" fo:font-size="12pt" style:font-size-asian="12pt" style:font-size-complex="12pt" fo:language="en" fo:country="US"/>
    </style:style>
    <style:style style:name="T88" style:parent-style-name="Absatz-Standardschriftart1" style:family="text">
      <style:text-properties style:font-name="Times New Roman" fo:font-size="12pt" style:font-size-asian="12pt" style:font-size-complex="12pt" fo:language="en" fo:country="US"/>
    </style:style>
    <style:style style:name="P89" style:parent-style-name="CommentText" style:family="paragraph">
      <style:paragraph-properties fo:text-align="start" fo:text-indent="0in"/>
    </style:style>
    <style:style style:name="T90" style:parent-style-name="Absatz-Standardschriftart1" style:family="text">
      <style:text-properties style:font-name="Times New Roman"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Absatz-Standardschriftart1" style:family="text">
      <style:text-properties fo:language="en" fo:country="US"/>
    </style:style>
    <style:style style:name="T93" style:parent-style-name="Absatz-Standardschriftart1" style:family="text">
      <style:text-properties style:font-name="Times New Roman" fo:font-size="12pt" style:font-size-asian="12pt" style:font-size-complex="12pt" fo:language="en" fo:country="US"/>
    </style:style>
    <style:style style:name="T94" style:parent-style-name="Absatz-Standardschriftart1" style:family="text">
      <style:text-properties style:font-name="Times New Roman" fo:font-size="12pt" style:font-size-asian="12pt" style:font-size-complex="12pt" fo:background-color="#FFFF00" fo:language="en" fo:country="US"/>
    </style:style>
    <style:style style:name="P95" style:parent-style-name="Standard1" style:family="paragraph">
      <style:paragraph-properties style:text-autospace="none" fo:text-align="start" fo:text-indent="0in"/>
    </style:style>
    <style:style style:name="T96" style:parent-style-name="Absatz-Standardschriftart1" style:family="text">
      <style:text-properties style:font-name="Times New Roman" fo:font-size="12pt" style:font-size-asian="12pt" style:font-size-complex="12pt" fo:language="en" fo:country="US"/>
    </style:style>
    <style:style style:name="T97" style:parent-style-name="Absatz-Standardschriftart1" style:family="text">
      <style:text-properties style:font-name="Times New Roman" fo:font-size="12pt" style:font-size-asian="12pt" style:font-size-complex="12pt" fo:language="en" fo:country="US"/>
    </style:style>
    <style:style style:name="P98" style:parent-style-name="CommentText" style:family="paragraph">
      <style:paragraph-properties fo:text-align="start" fo:text-indent="0in"/>
    </style:style>
    <style:style style:name="T99" style:parent-style-name="Absatz-Standardschriftart1" style:family="text">
      <style:text-properties fo:language="en" fo:country="US"/>
    </style:style>
    <style:style style:name="T100" style:parent-style-name="Absatz-Standardschriftart1" style:family="text">
      <style:text-properties style:font-name="Times New Roman" fo:font-size="12pt" style:font-size-asian="12pt" style:font-size-complex="12pt" fo:language="en" fo:country="US"/>
    </style:style>
    <style:style style:name="T101" style:parent-style-name="Absatz-Standardschriftart1" style:family="text">
      <style:text-properties style:font-name="Times New Roman" fo:font-size="12pt" style:font-size-asian="12pt" style:font-size-complex="12pt" fo:language="en" fo:country="US"/>
    </style:style>
    <style:style style:name="P102" style:parent-style-name="CommentText" style:family="paragraph">
      <style:paragraph-properties fo:text-align="start" fo:text-indent="0in"/>
    </style:style>
    <style:style style:name="T103" style:parent-style-name="Absatz-Standardschriftart1" style:family="text">
      <style:text-properties fo:language="en" fo:country="US"/>
    </style:style>
    <style:style style:name="T104" style:parent-style-name="Absatz-Standardschriftart1" style:family="text">
      <style:text-properties style:font-name="Times New Roman" fo:font-size="12pt" style:font-size-asian="12pt" style:font-size-complex="12pt" fo:language="en" fo:country="US"/>
    </style:style>
    <style:style style:name="P105" style:parent-style-name="Standard1" style:family="paragraph">
      <style:paragraph-properties fo:text-align="start" fo:text-indent="0in"/>
      <style:text-properties style:font-name="Times New Roman" fo:font-size="12pt" style:font-size-asian="12pt" style:font-size-complex="12pt" fo:language="en" fo:country="US"/>
    </style:style>
    <style:style style:name="P106" style:parent-style-name="Standard1" style:family="paragraph">
      <style:paragraph-properties fo:text-align="start" fo:text-indent="0in"/>
    </style:style>
    <style:style style:name="T107" style:parent-style-name="Absatz-Standardschriftart1" style:family="text">
      <style:text-properties style:font-name="Times New Roman" fo:font-size="12pt" style:font-size-asian="12pt" style:font-size-complex="12pt" fo:language="en" fo:country="US"/>
    </style:style>
    <style:style style:name="T108" style:parent-style-name="Absatz-Standardschriftart1" style:family="text">
      <style:text-properties style:font-name="Times New Roman" fo:font-size="12pt" style:font-size-asian="12pt" style:font-size-complex="12pt" fo:language="en" fo:country="US"/>
    </style:style>
    <style:style style:name="P109" style:parent-style-name="CommentText" style:family="paragraph">
      <style:paragraph-properties fo:text-align="start" fo:text-indent="0in"/>
    </style:style>
    <style:style style:name="T110" style:parent-style-name="Absatz-Standardschriftart1" style:family="text">
      <style:text-properties fo:language="en" fo:country="US"/>
    </style:style>
    <style:style style:name="T111" style:parent-style-name="Absatz-Standardschriftart1" style:family="text">
      <style:text-properties style:font-name="Times New Roman" fo:font-size="12pt" style:font-size-asian="12pt" style:font-size-complex="12pt" fo:language="en" fo:country="US"/>
    </style:style>
    <style:style style:name="P112" style:parent-style-name="Standard1" style:family="paragraph">
      <style:paragraph-properties fo:text-align="start" fo:text-indent="0in"/>
      <style:text-properties style:font-name="Times New Roman" fo:font-size="12pt" style:font-size-asian="12pt" style:font-size-complex="12pt" fo:language="en" fo:country="US"/>
    </style:style>
    <style:style style:name="P113" style:parent-style-name="Standard1" style:family="paragraph">
      <style:paragraph-properties fo:text-align="start" fo:text-indent="0in"/>
    </style:style>
    <style:style style:name="T114"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P115" style:parent-style-name="Standard1" style:family="paragraph">
      <style:paragraph-properties fo:text-align="start" fo:text-indent="0in"/>
    </style:style>
    <style:style style:name="T116" style:parent-style-name="Absatz-Standardschriftart1" style:family="text">
      <style:text-properties style:font-name="Times New Roman" fo:font-size="12pt" style:font-size-asian="12pt" style:font-size-complex="12pt" fo:language="en" fo:country="US"/>
    </style:style>
    <style:style style:name="T117" style:parent-style-name="Absatz-Standardschriftart1"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T119" style:parent-style-name="Absatz-Standardschriftart1" style:family="text">
      <style:text-properties style:font-name="Times New Roman" fo:font-size="12pt" style:font-size-asian="12pt" style:font-size-complex="12pt" fo:language="en" fo:country="US"/>
    </style:style>
    <style:style style:name="T120" style:parent-style-name="Absatz-Standardschriftart1" style:family="text">
      <style:text-properties style:font-name="Times New Roman" fo:font-size="12pt" style:font-size-asian="12pt" style:font-size-complex="12pt" fo:language="en" fo:country="US"/>
    </style:style>
    <style:style style:name="T121" style:parent-style-name="Absatz-Standardschriftart1" style:family="text">
      <style:text-properties style:font-name="Times New Roman" fo:font-size="12pt" style:font-size-asian="12pt" style:font-size-complex="12pt" fo:language="en" fo:country="US"/>
    </style:style>
    <style:style style:name="T122" style:parent-style-name="Absatz-Standardschriftart1" style:family="text">
      <style:text-properties style:font-name="Times New Roman" fo:font-size="12pt" style:font-size-asian="12pt" style:font-size-complex="12pt" fo:language="en" fo:country="US"/>
    </style:style>
    <style:style style:name="T123" style:parent-style-name="Absatz-Standardschriftart1" style:family="text">
      <style:text-properties style:font-name="Times New Roman" fo:font-size="12pt" style:font-size-asian="12pt" style:font-size-complex="12pt" fo:language="en" fo:country="US"/>
    </style:style>
    <style:style style:name="T124" style:parent-style-name="Absatz-Standardschriftart1" style:family="text">
      <style:text-properties style:font-name="Times New Roman" fo:font-size="12pt" style:font-size-asian="12pt" style:font-size-complex="12pt" fo:language="en" fo:country="US"/>
    </style:style>
    <style:style style:name="T125" style:parent-style-name="Absatz-Standardschriftart1" style:family="text">
      <style:text-properties style:font-name="Times New Roman" fo:font-size="12pt" style:font-size-asian="12pt" style:font-size-complex="12pt" fo:language="en" fo:country="US"/>
    </style:style>
    <style:style style:name="T126" style:parent-style-name="Absatz-Standardschriftart1" style:family="text">
      <style:text-properties style:font-name="Times New Roman" fo:font-size="12pt" style:font-size-asian="12pt" style:font-size-complex="12pt" fo:language="en" fo:country="US"/>
    </style:style>
    <style:style style:name="P127" style:parent-style-name="CommentText" style:family="paragraph">
      <style:paragraph-properties fo:text-align="start" fo:text-indent="0in"/>
    </style:style>
    <style:style style:name="T128" style:parent-style-name="Absatz-Standardschriftart1" style:family="text">
      <style:text-properties fo:language="en" fo:country="US"/>
    </style:style>
    <style:style style:name="T129" style:parent-style-name="Absatz-Standardschriftart1" style:family="text">
      <style:text-properties style:font-name="Times New Roman" fo:font-size="12pt" style:font-size-asian="12pt" style:font-size-complex="12pt" fo:language="en" fo:country="US"/>
    </style:style>
    <style:style style:name="T130" style:parent-style-name="Absatz-Standardschriftart1" style:family="text">
      <style:text-properties style:font-name="Times New Roman" fo:font-size="12pt" style:font-size-asian="12pt" style:font-size-complex="12pt" fo:language="en" fo:country="US"/>
    </style:style>
    <style:style style:name="T131" style:parent-style-name="Absatz-Standardschriftart1" style:family="text">
      <style:text-properties style:font-name="Times New Roman" fo:font-size="12pt" style:font-size-asian="12pt" style:font-size-complex="12pt" fo:language="en" fo:country="US"/>
    </style:style>
    <style:style style:name="T132" style:parent-style-name="Absatz-Standardschriftart1" style:family="text">
      <style:text-properties style:font-name="Times New Roman" fo:font-size="12pt" style:font-size-asian="12pt" style:font-size-complex="12pt" fo:language="en" fo:country="US"/>
    </style:style>
    <style:style style:name="T133" style:parent-style-name="Absatz-Standardschriftart1" style:family="text">
      <style:text-properties style:font-name="Times New Roman"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Absatz-Standardschriftart1" style:family="text">
      <style:text-properties fo:language="en" fo:country="US"/>
    </style:style>
    <style:style style:name="T136" style:parent-style-name="Absatz-Standardschriftart1" style:family="text">
      <style:text-properties style:font-name="Times New Roman" fo:font-size="12pt" style:font-size-asian="12pt" style:font-size-complex="12pt" fo:language="en" fo:country="US"/>
    </style:style>
    <style:style style:name="T137" style:parent-style-name="Absatz-Standardschriftart1" style:family="text">
      <style:text-properties style:font-name="Times New Roman" fo:font-size="12pt" style:font-size-asian="12pt" style:font-size-complex="12pt" fo:language="en" fo:country="US"/>
    </style:style>
    <style:style style:name="T138" style:parent-style-name="Absatz-Standardschriftart1" style:family="text">
      <style:text-properties style:font-name="Times New Roman" fo:font-size="12pt" style:font-size-asian="12pt" style:font-size-complex="12pt" fo:language="en" fo:country="US"/>
    </style:style>
    <style:style style:name="P139" style:parent-style-name="CommentText" style:family="paragraph">
      <style:paragraph-properties fo:text-align="start" fo:text-indent="0in"/>
    </style:style>
    <style:style style:name="T140" style:parent-style-name="Absatz-Standardschriftart1" style:family="text">
      <style:text-properties fo:language="en" fo:country="US"/>
    </style:style>
    <style:style style:name="T141" style:parent-style-name="Absatz-Standardschriftart1" style:family="text">
      <style:text-properties style:font-name="Times New Roman" fo:font-size="12pt" style:font-size-asian="12pt" style:font-size-complex="12pt" fo:language="en" fo:country="US"/>
    </style:style>
    <style:style style:name="T142" style:parent-style-name="Absatz-Standardschriftart1" style:family="text">
      <style:text-properties style:font-name="Times New Roman"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Absatz-Standardschriftart1" style:family="text">
      <style:text-properties fo:language="en" fo:country="US"/>
    </style:style>
    <style:style style:name="T145" style:parent-style-name="Absatz-Standardschriftart1" style:family="text">
      <style:text-properties style:font-name="Times New Roman" fo:font-size="12pt" style:font-size-asian="12pt" style:font-size-complex="12pt" fo:language="en" fo:country="US"/>
    </style:style>
    <style:style style:name="P146" style:parent-style-name="Standard1" style:family="paragraph">
      <style:paragraph-properties fo:text-align="start" fo:text-indent="0in"/>
    </style:style>
    <style:style style:name="T147" style:parent-style-name="Absatz-Standardschriftart1" style:family="text">
      <style:text-properties style:font-name="Times New Roman" fo:font-size="12pt" style:font-size-asian="12pt" style:font-size-complex="12pt" fo:language="en" fo:country="US"/>
    </style:style>
    <style:style style:name="T148" style:parent-style-name="Absatz-Standardschriftart1" style:family="text">
      <style:text-properties style:font-name="Times New Roman" fo:font-size="12pt" style:font-size-asian="12pt" style:font-size-complex="12pt" fo:language="en" fo:country="US"/>
    </style:style>
    <style:style style:name="T149" style:parent-style-name="Absatz-Standardschriftart1" style:family="text">
      <style:text-properties style:font-name="Times New Roman" fo:font-size="12pt" style:font-size-asian="12pt" style:font-size-complex="12pt" fo:language="en" fo:country="US"/>
    </style:style>
    <style:style style:name="P150" style:parent-style-name="Standard1" style:family="paragraph">
      <style:paragraph-properties fo:text-align="start" fo:text-indent="0in"/>
    </style:style>
    <style:style style:name="T151" style:parent-style-name="Absatz-Standardschriftart1" style:family="text">
      <style:text-properties style:font-name="Times New Roman" fo:font-size="12pt" style:font-size-asian="12pt" style:font-size-complex="12pt" fo:language="en" fo:country="US"/>
    </style:style>
    <style:style style:name="T152" style:parent-style-name="Absatz-Standardschriftart1" style:family="text">
      <style:text-properties style:font-name="Times New Roman" fo:font-size="12pt" style:font-size-asian="12pt" style:font-size-complex="12pt" fo:language="en" fo:country="US"/>
    </style:style>
    <style:style style:name="T153" style:parent-style-name="Absatz-Standardschriftart1" style:family="text">
      <style:text-properties style:font-name="Times New Roman" fo:font-size="12pt" style:font-size-asian="12pt" style:font-size-complex="12pt" fo:language="en" fo:country="US"/>
    </style:style>
    <style:style style:name="T154" style:parent-style-name="Absatz-Standardschriftart1" style:family="text">
      <style:text-properties style:font-name="Times New Roman"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Absatz-Standardschriftart1" style:family="text">
      <style:text-properties fo:language="en" fo:country="US"/>
    </style:style>
    <style:style style:name="T157" style:parent-style-name="Absatz-Standardschriftart1" style:family="text">
      <style:text-properties style:font-name="Times New Roman" fo:font-size="12pt" style:font-size-asian="12pt" style:font-size-complex="12pt" fo:language="en" fo:country="US"/>
    </style:style>
    <style:style style:name="P158" style:parent-style-name="Standard1" style:family="paragraph">
      <style:paragraph-properties fo:text-align="start" fo:text-indent="0in"/>
    </style:style>
    <style:style style:name="T159" style:parent-style-name="Absatz-Standardschriftart1" style:family="text">
      <style:text-properties style:font-name="Times New Roman" fo:font-size="12pt" style:font-size-asian="12pt" style:font-size-complex="12pt" fo:language="en" fo:country="US"/>
    </style:style>
    <style:style style:name="T160" style:parent-style-name="Absatz-Standardschriftart1" style:family="text">
      <style:text-properties style:font-name="Times New Roman" fo:font-size="12pt" style:font-size-asian="12pt" style:font-size-complex="12pt" fo:language="en" fo:country="US"/>
    </style:style>
    <style:style style:name="T161" style:parent-style-name="Absatz-Standardschriftart1" style:family="text">
      <style:text-properties style:font-name="Times New Roman" fo:font-size="12pt" style:font-size-asian="12pt" style:font-size-complex="12pt" fo:language="en" fo:country="US"/>
    </style:style>
    <style:style style:name="T162" style:parent-style-name="Absatz-Standardschriftart1" style:family="text">
      <style:text-properties style:font-name="Times New Roman" fo:font-size="12pt" style:font-size-asian="12pt" style:font-size-complex="12pt" fo:language="en" fo:country="US"/>
    </style:style>
    <style:style style:name="P163" style:parent-style-name="Standard1" style:family="paragraph">
      <style:paragraph-properties fo:text-align="start" fo:text-indent="0in"/>
    </style:style>
    <style:style style:name="T164" style:parent-style-name="DefaultParagraphFont" style:family="text">
      <style:text-properties style:font-name="Times New Roman" fo:font-size="12pt" style:font-size-asian="12pt" style:font-size-complex="12pt" fo:language="en" fo:country="US"/>
    </style:style>
    <style:style style:name="T165"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P170" style:parent-style-name="CommentText" style:family="paragraph">
      <style:paragraph-properties fo:text-align="start" fo:text-indent="0in"/>
    </style:style>
    <style:style style:name="T171" style:parent-style-name="CommentReference"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Standard1" style:family="paragraph">
      <style:paragraph-properties fo:text-align="start" fo:text-indent="0in"/>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176"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1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8" style:parent-style-name="DefaultParagraphFont" style:family="text">
      <style:text-properties style:font-name="Times New Roman" fo:font-size="12pt" style:font-size-asian="12pt" style:font-size-complex="12pt" fo:language="en" fo:country="US"/>
    </style:style>
    <style:style style:name="T1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0"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1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Emphasis"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18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1"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Emphasis" style:family="text">
      <style:text-properties style:font-name="Times New Roman" fo:font-size="12pt" style:font-size-asian="12pt" style:font-size-complex="12pt" fo:language="en" fo:country="US"/>
    </style:style>
    <style:style style:name="T194" style:parent-style-name="DefaultParagraphFont" style:family="text">
      <style:text-properties style:font-name="Times New Roman" fo:font-size="12pt" style:font-size-asian="12pt" style:font-size-complex="12pt" fo:language="en" fo:country="US"/>
    </style:style>
    <style:style style:name="T195"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196" style:parent-style-name="Strong" style:family="text">
      <style:text-properties style:font-name="Times New Roman" fo:font-size="12pt" style:font-size-asian="12pt" style:font-size-complex="12pt" fo:language="en" fo:country="US"/>
    </style:style>
    <style:style style:name="T197"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Emphasis"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Emphasis" style:family="text">
      <style:text-properties style:font-name="Times New Roman"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T211" style:parent-style-name="DefaultParagraphFont" style:family="text">
      <style:text-properties style:font-name="Times New Roman" fo:font-size="12pt" style:font-size-asian="12pt" style:font-size-complex="12pt" fo:language="en" fo:country="US"/>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language="en" fo:country="US"/>
    </style:style>
    <style:style style:name="P214" style:parent-style-name="CommentText" style:family="paragraph">
      <style:paragraph-properties fo:text-align="start" fo:text-indent="0in"/>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P217" style:parent-style-name="CommentText" style:family="paragraph">
      <style:paragraph-properties fo:text-align="start" fo:text-indent="0in"/>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P220" style:parent-style-name="CommentText" style:family="paragraph">
      <style:paragraph-properties fo:text-align="start" fo:text-indent="0in"/>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P223" style:parent-style-name="CommentText" style:family="paragraph">
      <style:paragraph-properties fo:text-align="start" fo:text-indent="0in"/>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CommentReference" style:family="text">
      <style:text-properties style:font-name="Times New Roman" fo:font-size="12pt" style:font-size-asian="12pt" style:font-size-complex="12pt"/>
    </style:style>
    <style:style style:name="T227" style:parent-style-name="DefaultParagraphFont" style:family="text">
      <style:text-properties style:font-name="Times New Roman" fo:font-size="12pt" style:font-size-asian="12pt" style:font-size-complex="12pt"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Standard1" style:family="paragraph">
      <style:paragraph-properties fo:text-align="start" fo:text-indent="0.4916in"/>
    </style:style>
    <style:style style:name="T231" style:parent-style-name="Absatz-Standardschriftart1" style:family="text">
      <style:text-properties style:font-name="Times New Roman" fo:font-size="12pt" style:font-size-asian="12pt" style:font-size-complex="12pt" fo:language="en" fo:country="US"/>
    </style:style>
    <style:style style:name="T232" style:parent-style-name="Absatz-Standardschriftart1" style:family="text">
      <style:text-properties style:font-name="Times New Roman" fo:font-size="12pt" style:font-size-asian="12pt" style:font-size-complex="12pt" fo:language="en" fo:country="US"/>
    </style:style>
    <style:style style:name="T233" style:parent-style-name="Absatz-Standardschriftart1" style:family="text">
      <style:text-properties style:font-name="Times New Roman" fo:font-size="12pt" style:font-size-asian="12pt" style:font-size-complex="12pt" fo:language="en" fo:country="US"/>
    </style:style>
    <style:style style:name="T234" style:parent-style-name="Absatz-Standardschriftart1" style:family="text">
      <style:text-properties style:font-name="Times New Roman" fo:font-size="12pt" style:font-size-asian="12pt" style:font-size-complex="12pt" fo:language="en" fo:country="US"/>
    </style:style>
    <style:style style:name="T235" style:parent-style-name="Absatz-Standardschriftart1" style:family="text">
      <style:text-properties style:font-name="Times New Roman" fo:font-size="12pt" style:font-size-asian="12pt" style:font-size-complex="12pt" fo:language="en" fo:country="US"/>
    </style:style>
    <style:style style:name="T236" style:parent-style-name="DefaultParagraphFont" style:family="text">
      <style:text-properties style:font-name="Times New Roman" fo:font-size="12pt" style:font-size-asian="12pt" style:font-size-complex="12pt" fo:language="en" fo:country="US"/>
    </style:style>
    <style:style style:name="T237"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T240" style:parent-style-name="DefaultParagraphFont" style:family="text">
      <style:text-properties style:font-name="Times New Roman" fo:font-style="italic" style:font-style-asian="italic" style:font-style-complex="italic" fo:font-size="12pt" style:font-size-asian="12pt" style:font-size-complex="12pt" fo:language="en" fo:country="US"/>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P243" style:parent-style-name="CommentText" style:family="paragraph">
      <style:paragraph-properties fo:text-align="start" fo:text-indent="0in"/>
    </style:style>
    <style:style style:name="P244" style:parent-style-name="CommentText" style:family="paragraph">
      <style:paragraph-properties fo:text-align="start" fo:text-indent="0in"/>
    </style:style>
    <style:style style:name="T245" style:parent-style-name="CommentReference" style:family="text">
      <style:text-properties style:font-name="Times New Roman" fo:font-size="12pt" style:font-size-asian="12pt" style:font-size-complex="12pt"/>
    </style:style>
    <style:style style:name="T246" style:parent-style-name="CommentReference"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fo:language="en" fo:country="US"/>
    </style:style>
    <style:style style:name="P248" style:parent-style-name="Standard1" style:family="paragraph">
      <style:paragraph-properties fo:text-align="start" fo:text-indent="0in"/>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51"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5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53" style:parent-style-name="DefaultParagraphFont" style:family="text">
      <style:text-properties style:font-name="Times New Roman" fo:font-size="12pt" style:font-size-asian="12pt" style:font-size-complex="12pt" fo:language="en" fo:country="US"/>
    </style:style>
    <style:style style:name="T2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55"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Emphasis" style:family="text">
      <style:text-properties style:font-name="Times New Roman" fo:font-size="12pt" style:font-size-asian="12pt" style:font-size-complex="12pt"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T259"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63"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65" style:parent-style-name="DefaultParagraphFont" style:family="text">
      <style:text-properties style:font-name="Times New Roman" fo:font-size="12pt" style:font-size-asian="12pt" style:font-size-complex="12pt" fo:language="en" fo:country="US"/>
    </style:style>
    <style:style style:name="T266" style:parent-style-name="Emphasis"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2"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Emphasis"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language="en" fo:country="US"/>
    </style:style>
    <style:style style:name="T277"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T281" style:parent-style-name="Emphasis" style:family="text">
      <style:text-properties style:font-name="Times New Roman" fo:font-size="12pt" style:font-size-asian="12pt" style:font-size-complex="12pt" fo:language="en" fo:country="US"/>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language="en" fo:country="US"/>
    </style:style>
    <style:style style:name="P286" style:parent-style-name="CommentText" style:family="paragraph">
      <style:paragraph-properties fo:text-align="start" fo:text-indent="0in"/>
    </style:style>
    <style:style style:name="T287" style:parent-style-name="DefaultParagraphFont" style:family="text">
      <style:text-properties fo:font-weight="bold" style:font-weight-asian="bold" style:font-weight-complex="bold"/>
    </style:style>
    <style:style style:name="T288" style:parent-style-name="DefaultParagraphFont" style:family="text">
      <style:text-properties fo:font-weight="bold" style:font-weight-asian="bold" style:font-weight-complex="bold"/>
    </style:style>
    <style:style style:name="P289" style:parent-style-name="CommentText" style:family="paragraph">
      <style:paragraph-properties fo:text-align="start" fo:text-indent="0in"/>
    </style:style>
    <style:style style:name="T290" style:parent-style-name="DefaultParagraphFont" style:family="text">
      <style:text-properties fo:font-weight="bold" style:font-weight-asian="bold" style:font-weight-complex="bold"/>
    </style:style>
    <style:style style:name="T291" style:parent-style-name="DefaultParagraphFont" style:family="text">
      <style:text-properties fo:font-weight="bold" style:font-weight-asian="bold" style:font-weight-complex="bold"/>
    </style:style>
    <style:style style:name="P292" style:parent-style-name="CommentText" style:family="paragraph">
      <style:paragraph-properties fo:text-align="start" fo:text-indent="0in"/>
    </style:style>
    <style:style style:name="T293" style:parent-style-name="DefaultParagraphFont" style:family="text">
      <style:text-properties fo:font-weight="bold" style:font-weight-asian="bold" style:font-weight-complex="bold"/>
    </style:style>
    <style:style style:name="T294" style:parent-style-name="DefaultParagraphFont" style:family="text">
      <style:text-properties fo:font-weight="bold" style:font-weight-asian="bold" style:font-weight-complex="bold"/>
    </style:style>
    <style:style style:name="P295" style:parent-style-name="CommentText" style:family="paragraph">
      <style:paragraph-properties fo:text-align="start" fo:text-indent="0in"/>
    </style:style>
    <style:style style:name="T296" style:parent-style-name="DefaultParagraphFont" style:family="text">
      <style:text-properties fo:font-weight="bold" style:font-weight-asian="bold" style:font-weight-complex="bold"/>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P302" style:parent-style-name="Standard1" style:family="paragraph">
      <style:paragraph-properties fo:text-indent="0in"/>
    </style:style>
    <style:style style:name="T303"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P304" style:parent-style-name="Standard1" style:family="paragraph">
      <style:paragraph-properties fo:text-align="start" fo:text-indent="0in"/>
    </style:style>
    <style:style style:name="T305" style:parent-style-name="Absatz-Standardschriftart1" style:family="text">
      <style:text-properties style:font-name="Times New Roman" fo:font-size="12pt" style:font-size-asian="12pt" style:font-size-complex="12pt" fo:language="en" fo:country="US"/>
    </style:style>
    <style:style style:name="T306" style:parent-style-name="Absatz-Standardschriftart1" style:family="text">
      <style:text-properties style:font-name="Times New Roman" fo:font-size="12pt" style:font-size-asian="12pt" style:font-size-complex="12pt" fo:language="en" fo:country="US"/>
    </style:style>
    <style:style style:name="T307" style:parent-style-name="Absatz-Standardschriftart1" style:family="text">
      <style:text-properties style:font-name="Times New Roman" fo:font-size="12pt" style:font-size-asian="12pt" style:font-size-complex="12pt" fo:language="en" fo:country="US"/>
    </style:style>
    <style:style style:name="T308" style:parent-style-name="Absatz-Standardschriftart1" style:family="text">
      <style:text-properties style:font-name="Times New Roman"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Absatz-Standardschriftart1" style:family="text">
      <style:text-properties style:font-name="Times New Roman" fo:font-size="12pt" style:font-size-asian="12pt" style:font-size-complex="12pt" fo:language="en" fo:country="US"/>
    </style:style>
    <style:style style:name="T311" style:parent-style-name="Absatz-Standardschriftart1" style:family="text">
      <style:text-properties style:font-name="Times New Roman" fo:font-size="12pt" style:font-size-asian="12pt" style:font-size-complex="12pt" fo:language="en" fo:country="US"/>
    </style:style>
    <style:style style:name="T312" style:parent-style-name="Absatz-Standardschriftart1" style:family="text">
      <style:text-properties style:font-name="Times New Roman" fo:font-size="12pt" style:font-size-asian="12pt" style:font-size-complex="12pt" fo:language="en" fo:country="US"/>
    </style:style>
    <style:style style:name="P313" style:parent-style-name="CommentText" style:family="paragraph">
      <style:paragraph-properties fo:text-align="start" fo:text-indent="0in"/>
    </style:style>
    <style:style style:name="T314" style:parent-style-name="Absatz-Standardschriftart1" style:family="text">
      <style:text-properties style:font-name="Times New Roman" fo:font-size="12pt" style:font-size-asian="12pt" style:font-size-complex="12pt" fo:language="en" fo:country="US"/>
    </style:style>
    <style:style style:name="P315" style:parent-style-name="Standard1" style:family="paragraph">
      <style:paragraph-properties fo:text-align="start" fo:text-indent="0in"/>
    </style:style>
    <style:style style:name="T316"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P317" style:parent-style-name="Standard1" style:family="paragraph">
      <style:paragraph-properties fo:text-align="start" fo:text-indent="0in"/>
    </style:style>
    <style:style style:name="T318" style:parent-style-name="Absatz-Standardschriftart1" style:family="text">
      <style:text-properties style:font-name="Times New Roman"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Absatz-Standardschriftart1" style:family="text">
      <style:text-properties fo:language="en" fo:country="US"/>
    </style:style>
    <style:style style:name="T321" style:parent-style-name="Absatz-Standardschriftart1" style:family="text">
      <style:text-properties style:font-name="Times New Roman" fo:font-size="12pt" style:font-size-asian="12pt" style:font-size-complex="12pt" fo:language="en" fo:country="US"/>
    </style:style>
    <style:style style:name="T322" style:parent-style-name="Absatz-Standardschriftart1" style:family="text">
      <style:text-properties style:font-name="Times New Roman" fo:font-size="12pt" style:font-size-asian="12pt" style:font-size-complex="12pt" fo:language="en" fo:country="US"/>
    </style:style>
    <style:style style:name="T323" style:parent-style-name="Absatz-Standardschriftart1" style:family="text">
      <style:text-properties style:font-name="Times New Roman" fo:font-size="12pt" style:font-size-asian="12pt" style:font-size-complex="12pt" fo:language="en" fo:country="US"/>
    </style:style>
    <style:style style:name="T324" style:parent-style-name="Absatz-Standardschriftart1" style:family="text">
      <style:text-properties style:font-name="Times New Roman" fo:font-size="12pt" style:font-size-asian="12pt" style:font-size-complex="12pt" fo:language="en" fo:country="US"/>
    </style:style>
    <style:style style:name="T325" style:parent-style-name="Absatz-Standardschriftart1" style:family="text">
      <style:text-properties style:font-name="Times New Roman" fo:font-size="12pt" style:font-size-asian="12pt" style:font-size-complex="12pt" fo:language="en" fo:country="US"/>
    </style:style>
    <style:style style:name="T326" style:parent-style-name="Absatz-Standardschriftart1" style:family="text">
      <style:text-properties style:font-name="Times New Roman" fo:font-size="12pt" style:font-size-asian="12pt" style:font-size-complex="12pt" fo:language="en" fo:country="US"/>
    </style:style>
    <style:style style:name="T327" style:parent-style-name="Absatz-Standardschriftart1" style:family="text">
      <style:text-properties style:font-name="Times New Roman" fo:font-size="12pt" style:font-size-asian="12pt" style:font-size-complex="12pt" fo:language="en" fo:country="US"/>
    </style:style>
    <style:style style:name="T328" style:parent-style-name="Absatz-Standardschriftart1" style:family="text">
      <style:text-properties style:font-name="Times New Roman" fo:font-size="12pt" style:font-size-asian="12pt" style:font-size-complex="12pt" fo:language="en" fo:country="US"/>
    </style:style>
    <style:style style:name="T329" style:parent-style-name="Absatz-Standardschriftart1" style:family="text">
      <style:text-properties style:font-name="Times New Roman" fo:font-size="12pt" style:font-size-asian="12pt" style:font-size-complex="12pt" fo:language="en" fo:country="US"/>
    </style:style>
    <style:style style:name="T330" style:parent-style-name="Absatz-Standardschriftart1" style:family="text">
      <style:text-properties style:font-name="Times New Roman" fo:font-size="12pt" style:font-size-asian="12pt" style:font-size-complex="12pt" fo:language="en" fo:country="US"/>
    </style:style>
    <style:style style:name="T331" style:parent-style-name="Absatz-Standardschriftart1" style:family="text">
      <style:text-properties style:font-name="Times New Roman" fo:font-size="12pt" style:font-size-asian="12pt" style:font-size-complex="12pt" fo:language="en" fo:country="US"/>
    </style:style>
    <style:style style:name="T332" style:parent-style-name="Absatz-Standardschriftart1" style:family="text">
      <style:text-properties style:font-name="Times New Roman" fo:font-size="12pt" style:font-size-asian="12pt" style:font-size-complex="12pt" fo:language="en" fo:country="US"/>
    </style:style>
    <style:style style:name="T333" style:parent-style-name="Absatz-Standardschriftart1" style:family="text">
      <style:text-properties style:font-name="Times New Roman" fo:font-size="12pt" style:font-size-asian="12pt" style:font-size-complex="12pt" fo:language="en" fo:country="US"/>
    </style:style>
    <style:style style:name="T334" style:parent-style-name="Absatz-Standardschriftart1" style:family="text">
      <style:text-properties style:font-name="Times New Roman" fo:font-size="12pt" style:font-size-asian="12pt" style:font-size-complex="12pt" fo:language="en" fo:country="US"/>
    </style:style>
    <style:style style:name="T335" style:parent-style-name="Absatz-Standardschriftart1" style:family="text">
      <style:text-properties style:font-name="Times New Roman" fo:font-size="12pt" style:font-size-asian="12pt" style:font-size-complex="12pt" fo:language="en" fo:country="US"/>
    </style:style>
    <style:style style:name="T336" style:parent-style-name="Absatz-Standardschriftart1" style:family="text">
      <style:text-properties style:font-name="Times New Roman" fo:font-size="12pt" style:font-size-asian="12pt" style:font-size-complex="12pt" fo:language="en" fo:country="US"/>
    </style:style>
    <style:style style:name="T337" style:parent-style-name="DefaultParagraphFont" style:family="text">
      <style:text-properties fo:language="en" fo:country="US"/>
    </style:style>
    <style:style style:name="T338" style:parent-style-name="Absatz-Standardschriftart1"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34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34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342" style:parent-style-name="CommentReference" style:family="text">
      <style:text-properties style:font-name="Times New Roman" fo:font-size="12pt" style:font-size-asian="12pt" style:font-size-complex="12pt"/>
    </style:style>
    <style:style style:name="T343" style:parent-style-name="Absatz-Standardschriftart1" style:family="text">
      <style:text-properties style:font-name="Times New Roman" fo:font-size="12pt" style:font-size-asian="12pt" style:font-size-complex="12pt" fo:language="en" fo:country="US"/>
    </style:style>
    <style:style style:name="T344" style:parent-style-name="Absatz-Standardschriftart1" style:family="text">
      <style:text-properties style:font-name="Times New Roman" fo:font-size="12pt" style:font-size-asian="12pt" style:font-size-complex="12pt" fo:language="en" fo:country="US"/>
    </style:style>
    <style:style style:name="T345" style:parent-style-name="Absatz-Standardschriftart1" style:family="text">
      <style:text-properties style:font-name="Times New Roman" fo:font-size="12pt" style:font-size-asian="12pt" style:font-size-complex="12pt" fo:language="en" fo:country="US"/>
    </style:style>
    <style:style style:name="T346" style:parent-style-name="Absatz-Standardschriftart1" style:family="text">
      <style:text-properties style:font-name="Times New Roman" fo:font-size="12pt" style:font-size-asian="12pt" style:font-size-complex="12pt" fo:language="en" fo:country="US"/>
    </style:style>
    <style:style style:name="P347" style:parent-style-name="CommentText" style:family="paragraph">
      <style:paragraph-properties fo:text-align="start" fo:text-indent="0in"/>
    </style:style>
    <style:style style:name="T348" style:parent-style-name="Absatz-Standardschriftart1" style:family="text">
      <style:text-properties style:font-name="Times New Roman" fo:font-size="12pt" style:font-size-asian="12pt" style:font-size-complex="12pt" fo:language="en" fo:country="US"/>
    </style:style>
    <style:style style:name="T349" style:parent-style-name="Absatz-Standardschriftart1" style:family="text">
      <style:text-properties style:font-name="Times New Roman" fo:font-size="12pt" style:font-size-asian="12pt" style:font-size-complex="12pt" fo:language="en" fo:country="US"/>
    </style:style>
    <style:style style:name="T350" style:parent-style-name="Absatz-Standardschriftart1" style:family="text">
      <style:text-properties style:font-name="Times New Roman"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Absatz-Standardschriftart1" style:family="text">
      <style:text-properties fo:language="en" fo:country="US"/>
    </style:style>
    <style:style style:name="T353" style:parent-style-name="Absatz-Standardschriftart1" style:family="text">
      <style:text-properties style:font-name="Times New Roman" fo:font-size="12pt" style:font-size-asian="12pt" style:font-size-complex="12pt" fo:language="en" fo:country="US"/>
    </style:style>
    <style:style style:name="P354" style:parent-style-name="Standard1" style:family="paragraph">
      <style:paragraph-properties fo:text-align="start" fo:text-indent="0in"/>
    </style:style>
    <style:style style:name="T355" style:parent-style-name="Absatz-Standardschriftart1" style:family="text">
      <style:text-properties style:font-name="Times New Roman" fo:font-size="12pt" style:font-size-asian="12pt" style:font-size-complex="12pt" fo:language="en" fo:country="US"/>
    </style:style>
    <style:style style:name="T356" style:parent-style-name="Absatz-Standardschriftart1" style:family="text">
      <style:text-properties style:font-name="Times New Roman" fo:font-size="12pt" style:font-size-asian="12pt" style:font-size-complex="12pt" fo:language="en" fo:country="US"/>
    </style:style>
    <style:style style:name="P357" style:parent-style-name="CommentText" style:family="paragraph">
      <style:paragraph-properties fo:text-align="start" fo:text-indent="0in"/>
    </style:style>
    <style:style style:name="T358" style:parent-style-name="Absatz-Standardschriftart1" style:family="text">
      <style:text-properties style:font-name="Times New Roman" fo:font-style="italic" style:font-style-asian="italic" style:font-style-complex="italic" fo:font-size="12pt" style:font-size-asian="12pt" style:font-size-complex="12pt" fo:language="en" fo:country="US"/>
    </style:style>
    <style:style style:name="T359" style:parent-style-name="Absatz-Standardschriftart1" style:family="text">
      <style:text-properties style:font-name="Times New Roman" fo:font-size="12pt" style:font-size-asian="12pt" style:font-size-complex="12pt" fo:language="en" fo:country="US"/>
    </style:style>
    <style:style style:name="T360" style:parent-style-name="Absatz-Standardschriftart1" style:family="text">
      <style:text-properties style:font-name="Times New Roman" fo:font-size="12pt" style:font-size-asian="12pt" style:font-size-complex="12pt" fo:language="en" fo:country="US"/>
    </style:style>
    <style:style style:name="T361" style:parent-style-name="CommentReference" style:family="text">
      <style:text-properties style:font-name="Times New Roman" fo:font-size="12pt" style:font-size-asian="12pt" style:font-size-complex="12pt"/>
    </style:style>
    <style:style style:name="T362" style:parent-style-name="Absatz-Standardschriftart1"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Emphasis"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T368"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70"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Emphasis" style:family="text">
      <style:text-properties style:font-name="Times New Roman" fo:font-size="12pt" style:font-size-asian="12pt" style:font-size-complex="12pt" fo:language="en" fo:country="US"/>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7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376"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Emphasis" style:family="text">
      <style:text-properties style:font-name="Times New Roman" fo:font-size="12pt" style:font-size-asian="12pt" style:font-size-complex="12pt" fo:language="en" fo:country="US"/>
    </style:style>
    <style:style style:name="T379" style:parent-style-name="DefaultParagraphFont" style:family="text">
      <style:text-properties style:font-name="Times New Roman" fo:font-size="12pt" style:font-size-asian="12pt" style:font-size-complex="12pt" fo:language="en" fo:country="US"/>
    </style:style>
    <style:style style:name="T380"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81" style:parent-style-name="DefaultParagraphFont" style:family="text">
      <style:text-properties style:font-name="Times New Roman" fo:font-size="12pt" style:font-size-asian="12pt" style:font-size-complex="12pt" fo:language="en" fo:country="US"/>
    </style:style>
    <style:style style:name="T382"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Emphasis" style:family="text">
      <style:text-properties style:font-name="Times New Roman" fo:font-size="12pt" style:font-size-asian="12pt" style:font-size-complex="12pt" fo:language="en" fo:country="US"/>
    </style:style>
    <style:style style:name="T385" style:parent-style-name="DefaultParagraphFont" style:family="text">
      <style:text-properties style:font-name="Times New Roman" fo:font-size="12pt" style:font-size-asian="12pt" style:font-size-complex="12pt" fo:language="en" fo:country="US"/>
    </style:style>
    <style:style style:name="T386"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Standard1" style:family="paragraph">
      <style:paragraph-properties fo:text-align="start" fo:text-indent="0in"/>
    </style:style>
    <style:style style:name="T389" style:parent-style-name="Absatz-Standardschriftart1" style:family="text">
      <style:text-properties style:font-name="Times New Roman" fo:font-weight="bold" style:font-weight-asian="bold" style:font-weight-complex="bold" fo:font-size="12pt" style:font-size-asian="12pt" style:font-size-complex="12pt" fo:language="en" fo:country="US"/>
    </style:style>
    <style:style style:name="P390" style:parent-style-name="Standard1" style:family="paragraph">
      <style:paragraph-properties fo:text-align="start" fo:text-indent="0in"/>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T393" style:parent-style-name="DefaultParagraphFont" style:family="text">
      <style:text-properties style:font-name="Times New Roman" fo:font-size="12pt" style:font-size-asian="12pt" style:font-size-complex="12pt" fo:language="en" fo:country="US"/>
    </style:style>
    <style:style style:name="T394" style:parent-style-name="DefaultParagraphFont" style:family="text">
      <style:text-properties style:font-name="Times New Roman" fo:font-size="12pt" style:font-size-asian="12pt" style:font-size-complex="12pt" fo:language="en" fo:country="US"/>
    </style:style>
    <style:style style:name="T395" style:parent-style-name="cf01" style:family="text">
      <style:text-properties style:font-name="Times New Roman" style:font-name-complex="Times New Roman" fo:font-size="12pt" style:font-size-asian="12pt" style:font-size-complex="12pt" fo:language="en" fo:country="US"/>
    </style:style>
    <style:style style:name="T396" style:parent-style-name="cf01" style:family="text">
      <style:text-properties style:font-name="Times New Roman" fo:font-size="12pt" style:font-size-asian="12pt" style:font-size-complex="12pt" fo:language="en" fo:country="US"/>
    </style:style>
    <style:style style:name="T397" style:parent-style-name="cf01" style:family="text">
      <style:text-properties style:font-name="Times New Roman" style:font-name-complex="Times New Roman" fo:font-size="12pt" style:font-size-asian="12pt" style:font-size-complex="12pt" fo:language="en" fo:country="US"/>
    </style:style>
    <style:style style:name="T398" style:parent-style-name="cf01" style:family="text">
      <style:text-properties style:font-name="Times New Roman" fo:font-size="12pt" style:font-size-asian="12pt" style:font-size-complex="12pt" fo:language="en" fo:country="US"/>
    </style:style>
    <style:style style:name="T399" style:parent-style-name="cf01" style:family="text">
      <style:text-properties style:font-name="Times New Roman" style:font-name-complex="Times New Roman" fo:font-size="12pt" style:font-size-asian="12pt" style:font-size-complex="12pt" fo:language="en" fo:country="US"/>
    </style:style>
    <style:style style:name="T400" style:parent-style-name="cf01" style:family="text">
      <style:text-properties style:font-name="Times New Roman" fo:font-size="12pt" style:font-size-asian="12pt" style:font-size-complex="12pt" fo:language="en" fo:country="US"/>
    </style:style>
    <style:style style:name="T401" style:parent-style-name="cf01" style:family="text">
      <style:text-properties style:font-name="Times New Roman" style:font-name-complex="Times New Roman" fo:font-size="12pt" style:font-size-asian="12pt" style:font-size-complex="12pt" fo:language="en" fo:country="US"/>
    </style:style>
    <style:style style:name="T402" style:parent-style-name="cf01" style:family="text">
      <style:text-properties style:font-name="Times New Roman" fo:font-size="12pt" style:font-size-asian="12pt" style:font-size-complex="12pt" fo:language="en" fo:country="US"/>
    </style:style>
    <style:style style:name="T403" style:parent-style-name="cf01" style:family="text">
      <style:text-properties style:font-name="Times New Roman" style:font-name-complex="Times New Roman" fo:font-size="12pt" style:font-size-asian="12pt" style:font-size-complex="12pt" fo:language="en" fo:country="US"/>
    </style:style>
    <style:style style:name="T404" style:parent-style-name="cf01" style:family="text">
      <style:text-properties style:font-name="Times New Roman" fo:font-size="12pt" style:font-size-asian="12pt" style:font-size-complex="12pt" fo:language="en" fo:country="US"/>
    </style:style>
    <style:style style:name="T405" style:parent-style-name="cf01" style:family="text">
      <style:text-properties style:font-name="Times New Roman" style:font-name-complex="Times New Roman" fo:font-size="12pt" style:font-size-asian="12pt" style:font-size-complex="12pt" fo:language="en" fo:country="US"/>
    </style:style>
    <style:style style:name="T406" style:parent-style-name="cf01" style:family="text">
      <style:text-properties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P408" style:parent-style-name="Standard1" style:family="paragraph">
      <style:paragraph-properties fo:text-align="start" fo:text-indent="0in"/>
      <style:text-properties style:font-name="Times New Roman" fo:font-size="12pt" style:font-size-asian="12pt" style:font-size-complex="12pt" fo:language="en" fo:country="US"/>
    </style:style>
    <style:style style:name="P409" style:parent-style-name="Standard1"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1"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1" style:family="paragraph">
      <style:paragraph-properties fo:text-align="start" fo:text-indent="0in"/>
    </style:style>
    <style:style style:name="T412" style:parent-style-name="DefaultParagraphFont" style:family="text">
      <style:text-properties style:font-name="Times New Roman" fo:font-size="12pt" style:font-size-asian="12pt" style:font-size-complex="12pt" fo:language="en" fo:country="US"/>
    </style:style>
    <style:style style:name="T413"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414" style:parent-style-name="DefaultParagraphFont" style:family="text">
      <style:text-properties style:font-name="Times New Roman" fo:font-size="12pt" style:font-size-asian="12pt" style:font-size-complex="12pt" fo:language="en" fo:country="US"/>
    </style:style>
    <style:style style:name="T415"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416" style:parent-style-name="DefaultParagraphFont" style:family="text">
      <style:text-properties style:font-name="Times New Roman" fo:font-size="12pt" style:font-size-asian="12pt" style:font-size-complex="12pt" fo:language="en" fo:country="US"/>
    </style:style>
    <style:style style:name="T417"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418" style:parent-style-name="DefaultParagraphFont" style:family="text">
      <style:text-properties style:font-name="Times New Roman" fo:font-size="12pt" style:font-size-asian="12pt" style:font-size-complex="12pt" fo:language="en" fo:country="US"/>
    </style:style>
    <style:style style:name="T419"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420" style:parent-style-name="DefaultParagraphFont" style:family="text">
      <style:text-properties style:font-name="Times New Roman" fo:font-size="12pt" style:font-size-asian="12pt" style:font-size-complex="12pt" fo:language="en" fo:country="US"/>
    </style:style>
    <style:style style:name="T421"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42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23" style:parent-style-name="DefaultParagraphFont" style:family="text">
      <style:text-properties style:font-name="Times New Roman" fo:font-size="12pt" style:font-size-asian="12pt" style:font-size-complex="12pt" fo:language="en" fo:country="US"/>
    </style:style>
    <style:style style:name="T424"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425" style:parent-style-name="DefaultParagraphFont" style:family="text">
      <style:text-properties style:font-name="Times New Roman" fo:font-size="12pt" style:font-size-asian="12pt" style:font-size-complex="12pt" fo:language="en" fo:country="US"/>
    </style:style>
    <style:style style:name="T426"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427" style:parent-style-name="DefaultParagraphFont" style:family="text">
      <style:text-properties style:font-name="Times New Roman" fo:font-size="12pt" style:font-size-asian="12pt" style:font-size-complex="12pt" fo:language="en" fo:country="US"/>
    </style:style>
    <style:style style:name="T428"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429" style:parent-style-name="DefaultParagraphFont" style:family="text">
      <style:text-properties style:font-name="Times New Roman" fo:font-size="12pt" style:font-size-asian="12pt" style:font-size-complex="12pt" fo:language="en" fo:country="US"/>
    </style:style>
    <style:style style:name="T430" style:parent-style-name="Strong" style:family="text">
      <style:text-properties style:font-name="Times New Roman" fo:font-weight="normal" style:font-weight-asian="normal" style:font-weight-complex="normal" fo:font-size="12pt" style:font-size-asian="12pt" style:font-size-complex="12pt" fo:language="en" fo:country="US"/>
    </style:style>
    <style:style style:name="T431" style:parent-style-name="DefaultParagraphFont" style:family="text">
      <style:text-properties style:font-name="Times New Roman" fo:font-size="12pt" style:font-size-asian="12pt" style:font-size-complex="12pt" fo:language="en" fo:country="US"/>
    </style:style>
    <style:style style:name="P432" style:parent-style-name="Normal" style:family="paragraph">
      <style:text-properties fo:language="en" fo:country="US"/>
    </style:style>
  </office:automatic-styles>
  <office:body>
    <office:text text:use-soft-page-breaks="true">
      <text:p text:style-name="P1"><text:span text:style-name="T2">EEG Recording and A</text:span><text:span text:style-name="T3"><office:annotation><dc:creator>Janka Hauffe</dc:creator><dc:date>2024-11-14T09:07:00</dc:date><meta:creator-initials>Janka Hau</meta:creator-initials><text:p text:style-name="P4"><text:span text:style-name="T5">The analysis of this study was focused on the condition eyes open only.</text:span></text:p><text:p text:style-name="P6">All code described in the following sections can be found in this public GitHub repository:</text:p><text:p text:style-name="P7">https://github.com/LGodbersen/Masters-thesis.</text:p></office:annotation></text:span><text:span text:style-name="T8">nalysis</text:span></text:p>
      <text:p text:style-name="P9"><text:span text:style-name="T10">For each group (withPCS and withoutPCS), 5 minutes of resting state with eyes open and 5 minutes of resting state with eyes closed were recorded using high-density EEG.<text:s/></text:span><text:span text:style-name="T11"><office:annotation office:name="1" xml:id="804901395"><dc:creator>Janka Hauffe</dc:creator><dc:date>2025-03-03T17:38:00</dc:date><meta:creator-initials>JH</meta:creator-initials><text:p text:style-name="P12"><text:span text:style-name="T13">Here or methods?</text:span></text:p></office:annotation><office:annotation office:name="2" xml:id="729369189"><dc:creator>Christian Neumann</dc:creator><dc:date>2025-03-10T11:24:00</dc:date><meta:creator-initials>CN</meta:creator-initials><text:p text:style-name="CommentText"><text:span text:style-name="T14">Methods</text:span></text:p><text:p text:style-name="P15"/></office:annotation>Since the eyes-closed condition represents a simple, standardized procedure (Babiloni et al., 2016), it is the most commonly used (Babiloni et al., 2022) and will therefore be analyzed in this study to ensure comparability</text:span><text:span text:style-name="T16"><office:annotation-end office:name="1"/></text:span><text:span text:style-name="T17"><office:annotation-end office:name="2"/></text:span><text:span text:style-name="T18">.<text:s/></text:span><text:span text:style-name="T19">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20"><text:span text:style-name="T21">The sampling rate was 1000 Hz with an amplitude resolution of 0.1 µV. <text:s/></text:span><text:span text:style-name="T22"><office:annotation><dc:creator>Janka Hauffe</dc:creator><dc:date>2024-11-28T15:30:00</dc:date><meta:creator-initials>Janka Hau</meta:creator-initials><text:p text:style-name="P23"><text:span text:style-name="T24">Here or earlier? Where should I mention how many Versuchsleiter!?</text:span></text:p></office:annotation></text:span><text:span text:style-name="T25">Electrolyte gel was applied to improve conductivity between skin and electrodes, ensuring impedances remained below 20 k</text:span><text:span text:style-name="T26">Ω</text:span><text:span text:style-name="T27">. Eye mo</text:span><text:span text:style-name="T28"><office:annotation><dc:creator>Janka Hauffe</dc:creator><dc:date>2024-09-02T10:39:00</dc:date><meta:creator-initials>Janka Hau</meta:creator-initials><text:p text:style-name="P29"><text:span text:style-name="T30">Or just: EOG activity was recorded using two dedicated EOG electrodes, placed below each eye.<text:s/></text:span></text:p></office:annotation></text:span><text:span text:style-name="T31">vements and changes in the resting potential of the retina (EOG activity) were monitored using two EOG electrodes placed below each eye, with impedances also maintained below 20 k</text:span><text:span text:style-name="T32">Ω</text:span><text:span text:style-name="T33">. In addition, a ground electrode was positioned on the forehead, and a reference electrode was positioned on the tip of the nose. Impedances for both the reference and ground electrode were kept below 5 k</text:span><text:span text:style-name="T34">Ω</text:span><text:span text:style-name="T35">.</text:span></text:p>
      <text:p text:style-name="P36"/>
      <text:p text:style-name="P37"><text:span text:style-name="T38">Preproce</text:span><text:span text:style-name="T39"><office:annotation><dc:creator>Janka Hauffe</dc:creator><dc:date>2024-11-30T11:24:00</dc:date><meta:creator-initials>Janka Hau</meta:creator-initials><text:p text:style-name="P40"><text:span text:style-name="T41">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42">ssing</text:span></text:p>
      <text:p text:style-name="P43"><text:span text:style-name="T44">Data preprocessing/analysis was performed using the FieldTrip toolbox (Fieldtrip-20240504; Oostenveld, Fries, Maris &amp; Schoffelen, 2011) and the<text:s/></text:span><text:span text:style-name="T45"><office:annotation><dc:creator>Janka Hauffe</dc:creator><dc:date>2024-11-30T11:43:00</dc:date><meta:creator-initials>Janka Hau</meta:creator-initials><text:p text:style-name="P46"><text:span text:style-name="T47">EEGLAB (Delorme and Makeig, 2004) is the most commonly</text:span></text:p><text:p text:style-name="P48">used platform for EEG data analysis (Hanke and Halchenko,</text:p><text:p text:style-name="P49">2011; Martínez-Cancino et al., 2020) and all steps proposed can</text:p><text:p text:style-name="P50">also be reproduced from the user interface</text:p></office:annotation></text:span><text:span text:style-name="T51">EEGLab toolbox (v2024.0; Delorme &amp; Makeig, 2004) in Matlab (</text:span><text:span text:style-name="T52"><office:annotation><dc:creator>Janka Hauffe</dc:creator><dc:date>2024-07-27T11:53:00</dc:date><meta:creator-initials>Janka Hau</meta:creator-initials><text:p text:style-name="P53"><text:span text:style-name="T54">How to cite that correctly?</text:span></text:p></office:annotation></text:span><text:span text:style-name="T55">v24.1.0.2578822 (R2024a) Mathworks Inc., 2024, MathWorks® https://de.mathworks.com) on<text:s/></text:span><text:span text:style-name="T56"><office:annotation><dc:creator>Janka Hauffe</dc:creator><dc:date>2024-11-30T12:58:00</dc:date><meta:creator-initials>Janka Hau</meta:creator-initials><text:p text:style-name="P57"><text:span text:style-name="T58">Relevant?</text:span></text:p></office:annotation></text:span><text:span text:style-name="T59">Windows.</text:span></text:p>
      <text:p text:style-name="P60"><text:span text:style-name="T61">The participants' EEG data were organized in BIDS (Brain Imaging Data Structure) format (Gorgolewski et al., 2016; Pernet et al., 2019). BIDS is a community standard that ensures homogeneity in the organization and description of raw<text:s/></text:span><text:span text:style-name="T62"><office:annotation><dc:creator>Janka Hauffe</dc:creator><dc:date>2024-11-30T13:44:00</dc:date><meta:creator-initials>Janka Hau</meta:creator-initials><text:p text:style-name="P63"><text:span text:style-name="T64">What describes EEG and MRI data best together?</text:span></text:p></office:annotation></text:span><text:span text:style-name="T65">neurocognitive/brain-derived/neuroscientific data, enabling efficient data sharing, minimizing errors, and supporting completely automated analysis workflows (Gorgolewski et al., 2016; Pernet et al., 2019; Truong, Robbins, Delmore &amp; Makeig, 2023). The rsEEG data, organized according to this standard, were identified and imported into MATLAB using the FieldTrip Toolbox. A trial defining function was<text:s/></text:span><text:span text:style-name="T66"><office:annotation><dc:creator>Janka Hauffe</dc:creator><dc:date>2024-11-30T13:49:00</dc:date><meta:creator-initials>Janka Hau</meta:creator-initials><text:p text:style-name="P67"><text:span text:style-name="T68">Where to find?</text:span></text:p></office:annotation></text:span><text:span text:style-name="T69">built to select the data from the eyes-open condition for subsequent processing. This resulted in approximately<text:s/></text:span><text:span text:style-name="T70"><office:annotation><dc:creator>Janka Hauffe</dc:creator><dc:date>2024-11-28T19:53:00</dc:date><meta:creator-initials>Janka Hau</meta:creator-initials><text:p text:style-name="P71"><text:span text:style-name="T72">Correct like that?</text:span></text:p></office:annotation></text:span><text:span text:style-name="T73">300 s per participant.<text:s/></text:span></text:p>
      <text:p text:style-name="P74"/>
      <text:p text:style-name="P75">Filtering and Resampling</text:p>
      <text:soft-page-break/>
      <text:p text:style-name="P76"><text:span text:style-name="T77">A finite impulse response (F</text:span><text:span text:style-name="T78"><office:annotation><dc:creator>Janka Hauffe</dc:creator><dc:date>2024-11-29T14:53:00</dc:date><meta:creator-initials>Janka Hau</meta:creator-initials><text:p text:style-name="P79"><text:span text:style-name="T80">.The FIR filter was chosen for its stability and linear phase characteristics.</text:span><text:span text:style-name="T81"><text:line-break/></text:span><text:span text:style-name="T82"><text:line-break/>is that true?</text:span></text:p></office:annotation></text:span><text:span text:style-name="T83">IR) windowed-sinc (firws) filter, designed with a hamming windowed sinc function and implemented in the FieldTrip toolbox, was used for both high-pass and low-pass filtering of the continuous data. For high-pass filtering, a cut-off frequency of<text:s/></text:span><text:span text:style-name="T84"><office:annotation><dc:creator>Janka Hauffe</dc:creator><dc:date>2024-09-02T11:27:00</dc:date><meta:creator-initials>Janka Hau</meta:creator-initials><text:p text:style-name="P85"><text:span text:style-name="T86">Do I need literature?</text:span></text:p></office:annotation></text:span><text:span text:style-name="T87">0.1 Hz was applied to eliminate very low frequencies (drift) (Keil et al., 2013). This cut-off was based on the findings of Delorme (2023) and Winkler, Debener, Müller and Tangermann (2015), where filtering at 0.1 Hz or higher significantly improved data quality compared to no filtering.<text:s/></text:span><text:span text:style-name="T88"><office:annotation office:name="15" xml:id="1011944906"><dc:creator>Janka Hauffe</dc:creator><dc:date>2025-03-11T09:52:00</dc:date><meta:creator-initials>JH</meta:creator-initials><text:p text:style-name="P89">Maybe just delete?</text:p></office:annotation>Filters<text:s/></text:span><text:span text:style-name="T90"><office:annotation><dc:creator>Janka Hauffe</dc:creator><dc:date>2024-11-30T14:01:00</dc:date><meta:creator-initials>Janka Hau</meta:creator-initials><text:p text:style-name="P91"><text:span text:style-name="T92">I think Lara changed that. Before more. Why not 0.1? Need to check voice messages</text:span></text:p></office:annotation></text:span><text:span text:style-name="T93">above 0.1 were not used<text:s/></text:span><text:span text:style-name="T94">due to….</text:span><text:span text:style-name="CommentReference"><office:annotation-end office:name="15"/></text:span></text:p>
      <text:p text:style-name="P95"><text:span text:style-name="T96">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97"><office:annotation><dc:creator>Janka Hauffe</dc:creator><dc:date>2024-11-30T11:32:00</dc:date><meta:creator-initials>Janka Hau</meta:creator-initials><text:p text:style-name="P98"><text:span text:style-name="T99">Avila et al., 2023</text:span></text:p></office:annotation></text:span><text:span text:style-name="T100">50 Hz line noise (Delorme, 2023). Finally, the data underwent re-referencing using the Common Average Reference (CAR) technique to<text:s/></text:span><text:span text:style-name="T101"><office:annotation><dc:creator>Janka Hauffe</dc:creator><dc:date>2024-11-29T15:14:00</dc:date><meta:creator-initials>Janka Hau</meta:creator-initials><text:p text:style-name="P102"><text:span text:style-name="T103">True?</text:span></text:p></office:annotation></text:span><text:span text:style-name="T104">remove the influence of the reference and improve signal quality (Ludwig et al., 2009). <text:s/>As the name implies, an average of the recordings from all electrode sites was computed and used as the reference (Ludwig et al., 2009; Offner, 1950). The function reref() was used (to perform this step). The data was converted into the EEGLAB data structure for further processing.<text:s/></text:span></text:p>
      <text:p text:style-name="P105"/>
      <text:p text:style-name="P106"><text:span text:style-name="T107">Due to</text:span><text:span text:style-name="T108"><office:annotation><dc:creator>Janka Hauffe</dc:creator><dc:date>2024-12-01T11:52:00</dc:date><meta:creator-initials>Janka Hau</meta:creator-initials><text:p text:style-name="P109"><text:span text:style-name="T110">One participant with empty dataset (KA14HH)</text:span></text:p></office:annotation></text:span><text:span text:style-name="T111"><text:s/>empty dataset from one participant, the participant was excluded, leaving the dataset with 69 participants (something like that. But where should I write that?)</text:span></text:p>
      <text:p text:style-name="P112"/>
      <text:p text:style-name="P113"><text:span text:style-name="T114">Artifact removal</text:span></text:p>
      <text:p text:style-name="P115"><text:span text:style-name="T116">After the initial filtering and resampling, the preprocessing pipeline continued with detecting and removing artifacts. First, large a</text:span><text:span text:style-name="T117"><office:annotation><dc:creator>Janka Hauffe</dc:creator><dc:date>2024-09-06T08:27:00</dc:date><meta:creator-initials>Janka Hau</meta:creator-initials><text:p text:style-name="P118">Data was cleaned</text:p></office:annotation></text:span><text:span text:style-name="T119">rtifacts</text:span><text:span text:style-name="T120">, i</text:span><text:span text:style-name="T121">ncluding the removal of flat-line channels, noisy channels, and short-time bursts of noise</text:span><text:span text:style-name="T122">,<text:s/></text:span><text:span text:style-name="T123">were removed from the data using the EEGLAB <text:s/>pop_clean_rawdata() function with specific parameters. Channels with flat lines for more than 5 seconds were removed (FlatlineCriterion = 5), based on the default recommendation<text:s/></text:span><text:span text:style-name="T124"><office:annotation office:name="20" xml:id="729398110"><dc:creator>Rolf Hauffe</dc:creator><dc:date>2025-03-10T19:26:00</dc:date><meta:creator-initials>RH</meta:creator-initials><text:p text:style-name="CommentText">Delete?</text:p></office:annotation>(for this parameter</text:span><text:span text:style-name="CommentReference"><office:annotation-end office:name="20"/></text:span><text:span text:style-name="T125">)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26"><office:annotation><dc:creator>Janka Hauffe</dc:creator><dc:date>2024-12-01T17:20:00</dc:date><meta:creator-initials>Janka Hau</meta:creator-initials><text:p text:style-name="P127"><text:span text:style-name="T128">But they suggested 0.8 which is the default</text:span></text:p></office:annotation></text:span><text:span text:style-name="T129">(Gil Ávila et al., 2023; Pernet et al., 2021). The euclidean distance metric was used to calculate the similarity between channels.</text:span><text:span text:style-name="T130"><text:s/></text:span><text:span text:style-name="T131">Data segments with abnormally high amplitude bursts, exceeding 100 SD compared to neighboring segments, were eliminated (BurstCriterion = 100), as such extreme bursts are considered unlikely to<text:s/></text:span><text:soft-page-break/><text:span text:style-name="T132">reflect brain signals (Chang et al., 2018). The default BurstCriterion is set to 20, but it may be adjusted if the default setting results in rejecting too many data segments. Some</text:span><text:span text:style-name="T133"><office:annotation><dc:creator>Janka Hauffe</dc:creator><dc:date>2024-12-01T17:39:00</dc:date><meta:creator-initials>Janka Hau</meta:creator-initials><text:p text:style-name="P134"><text:span text:style-name="T135">Seems weird but that‘s how it is written in tutorial</text:span></text:p></office:annotation></text:span><text:span text:style-name="T136"><text:s/>scientist<text:s/></text:span><text:span text:style-name="T137">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38"><office:annotation><dc:creator>Janka Hauffe</dc:creator><dc:date>2024-12-01T18:16:00</dc:date><meta:creator-initials>Janka Hau</meta:creator-initials><text:p text:style-name="P139"><text:span text:style-name="T140">Criterion for removing time windows that were not repaired completely</text:span></text:p></office:annotation></text:span><text:span text:style-name="T141">40% of the channels were marked as</text:span><text:span text:style-name="T142"><office:annotation><dc:creator>Janka Hauffe</dc:creator><dc:date>2024-12-01T18:12:00</dc:date><meta:creator-initials>Janka Hau</meta:creator-initials><text:p text:style-name="P143"><text:span text:style-name="T144">Or bad</text:span></text:p></office:annotation></text:span><text:span text:style-name="T145"><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46"><text:span text:style-name="T147">Again the<text:s/></text:span><text:span text:style-name="T148"><office:annotation office:name="25" xml:id="729398285"><dc:creator>Rolf Hauffe</dc:creator><dc:date>2025-03-10T19:29:00</dc:date><meta:creator-initials>RH</meta:creator-initials><text:p text:style-name="CommentText">Was?</text:p></office:annotation>data is re-referenced to<text:s/></text:span><text:span text:style-name="CommentReference"><office:annotation-end office:name="25"/></text:span><text:span text:style-name="T149">the average reference (CAR), this time using the EEGLAB function pop_reref() (Gil Ávila et al., 2023).</text:span></text:p>
      <text:p text:style-name="P150"><text:span text:style-name="T151">Secondly, Independent Component Analysis (ICA) (Bell and Sejnowski, 1995; Hyvärinen, 2013, Jung et al., 2000; Lee et al., 1999; Palmer et al., 2008) was performed on the data, to detect and reject<text:s/></text:span><text:span text:style-name="T152"><office:annotation office:name="26" xml:id="729398350"><dc:creator>Rolf Hauffe</dc:creator><dc:date>2025-03-10T19:30:00</dc:date><meta:creator-initials>RH</meta:creator-initials><text:p text:style-name="CommentText">double</text:p></office:annotation>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text:s/></text:span><text:span text:style-name="CommentReference"><office:annotation-end office:name="26"/></text:span><text:span text:style-name="T153">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154"><office:annotation><dc:creator>Janka Hauffe</dc:creator><dc:date>2024-12-01T18:29:00</dc:date><meta:creator-initials>Janka Hau</meta:creator-initials><text:p text:style-name="P155"><text:span text:style-name="T156">stolen</text:span></text:p></office:annotation></text:span><text:span text:style-name="T157">Due to the non-deterministic nature of the ICA algorithm, its results vary across repetitions. That is, every repetition of the ICA algorithm leads to small differences in the reconstructed time series after removing artifactual components (Gil Ávila et al., 2023). <text:s/>The resulting ICA weights, which represent the transformation matrix for this decomposition, were saved in a separate file.</text:span></text:p>
      <text:p text:style-name="P158"><text:span text:style-name="T159">Automatic component rejection w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 Thresholds were set at probabilities of 0.8 (80%) for muscle-related components (Pernet et al., 2021) and 0.5 (50%) for eye-related components. Components exceeding these thresholds were flagged and automatically removed using the EEGLAB function pop_subcomp(). <text:s/>By default, only</text:span><text:span text:style-name="T160"><text:s/></text:span><text:span text:style-name="T161">components whose probability of being “muscle” is higher than 80% were subtracted from the<text:s/></text:span><text:soft-page-break/><text:span text:style-name="T162">data (Pernet et al., 2021). The two EOG channels (31 and 32) were removed from the dataset. The cleaned dataset was then checked for consistency using eeg_checkset().</text:span></text:p>
      <text:p text:style-name="P163"><text:span text:style-name="T164">After this steps, an average of 110.3 good channels remained in Cluster 1 (</text:span><text:span text:style-name="T165">SD</text:span><text:span text:style-name="T166"><text:s/>= 11.4, Range = 75 - 125) and 109 good channels in Cluster 2 (</text:span><text:span text:style-name="T167">SD</text:span><text:span text:style-name="T168"><text:s/>= 11, Range = 78 - 124) in the two-cluster solution. This corresponds to approximately<text:s/></text:span><text:span text:style-name="T169"><office:annotation office:name="28" xml:id="1145977082"><dc:creator>Janka Hauffe</dc:creator><dc:date>2025-03-11T11:03:00</dc:date><meta:creator-initials>JH</meta:creator-initials><text:p text:style-name="P170">86 in cluster1 and 85 in cluster2</text:p></office:annotation>85-86% good<text:s/></text:span><text:span text:style-name="T171"><office:annotation-end office:name="28"/></text:span><text:span text:style-name="T172">channels in both groups.<text:s/></text:span></text:p>
      <text:p text:style-name="P173"><text:span text:style-name="T174">In the four-cluster solution an average of<text:s/></text:span><text:span text:style-name="T175">110.8 good channels</text:span><text:span text:style-name="T176"><text:s/>remained</text:span><text:span text:style-name="T177"><text:s/></text:span><text:span text:style-name="T178">in</text:span><text:span text:style-name="T179"><text:s/></text:span><text:span text:style-name="T180">Cluster 1</text:span><text:span text:style-name="T181"><text:s/></text:span><text:span text:style-name="T182">(</text:span><text:span text:style-name="T183">SD</text:span><text:span text:style-name="T184"><text:s/>= 11.8</text:span><text:span text:style-name="T185">4</text:span><text:span text:style-name="T186">, range = 75–125),<text:s/></text:span><text:span text:style-name="T187">109 good channels</text:span><text:span text:style-name="T188"><text:s/></text:span><text:span text:style-name="T189">in</text:span><text:span text:style-name="T190"><text:s/></text:span><text:span text:style-name="T191">Cluster 2</text:span><text:span text:style-name="T192"><text:s/>(</text:span><text:span text:style-name="T193">SD</text:span><text:span text:style-name="T194"><text:s/>= 11.03, range = 78–124),<text:s/></text:span><text:span text:style-name="T195">108.6 good</text:span><text:span text:style-name="T196"><text:s/></text:span><text:span text:style-name="T197">channels</text:span><text:span text:style-name="T198"><text:s/>in<text:s/></text:span><text:span text:style-name="T199">Cluster 3</text:span><text:span text:style-name="T200"><text:s/>(</text:span><text:span text:style-name="T201">SD</text:span><text:span text:style-name="T202"><text:s/>= 12.19, range = 77–122), and<text:s/></text:span><text:span text:style-name="T203">113 good channels</text:span><text:span text:style-name="T204"><text:s/>in<text:s/></text:span><text:span text:style-name="T205">Cluster 4</text:span><text:span text:style-name="T206"><text:s/></text:span><text:span text:style-name="T207">(</text:span><text:span text:style-name="T208">SD</text:span><text:span text:style-name="T209"><text:s/>= 6.64, range = 105–123) after ICA</text:span><text:span text:style-name="T210">.<text:s/></text:span><text:span text:style-name="T211">This corresponds to approximately<text:s/></text:span><text:span text:style-name="T212">85-88</text:span><text:span text:style-name="T213"><office:annotation office:name="29" xml:id="1131640730"><dc:creator>Janka Hauffe</dc:creator><dc:date>2025-03-11T11:03:00</dc:date><meta:creator-initials>JH</meta:creator-initials><text:p text:style-name="P214"><text:span text:style-name="T215">Cluster 1:</text:span><text:s/><text:span text:style-name="T216">86.56%</text:span></text:p><text:p text:style-name="P217"><text:span text:style-name="T218">Cluster 2:</text:span><text:s/><text:span text:style-name="T219">85.16%</text:span></text:p><text:p text:style-name="P220"><text:span text:style-name="T221">Cluster 3:</text:span><text:s/><text:span text:style-name="T222">84.84%</text:span></text:p><text:p text:style-name="P223"><text:span text:style-name="T224">Cluster 4:</text:span><text:s/><text:span text:style-name="T225">88.28%</text:span></text:p></office:annotation>% good<text:s/></text:span><text:span text:style-name="T226"><office:annotation-end office:name="29"/></text:span><text:span text:style-name="T227">channel</text:span><text:span text:style-name="T228">s</text:span><text:span text:style-name="T229">.</text:span></text:p>
      <text:p text:style-name="P230"><text:span text:style-name="T231">Thirdly and finally, an additional artifacts removal step was implemented to address any remaining problematic</text:span><text:span text:style-name="T232"><text:s/>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text:span><text:span text:style-name="T233"><text:s/></text:span><text:span text:style-name="T234">EEGLAB function pop_select(), further refining the EEG data quality. This step ensures that channels with unusually high or low variability, which might represent persistent artifacts or malfunctioning electrodes, are excluded from subsequent analyses.</text:span><text:span text:style-name="T235"><text:s/>As a result, the dataset retained an<text:s/></text:span><text:span text:style-name="T236">average 108 good channels in Cluster 1 (</text:span><text:span text:style-name="T237">SD</text:span><text:span text:style-name="T238"><text:s/>= 11.2, Range = 73 - 121) and<text:s/></text:span><text:span text:style-name="T239">106.6 good channels in Cluster 2 (</text:span><text:span text:style-name="T240">SD</text:span><text:span text:style-name="T241"><text:s/>= 10.9, Range = 77 - 121) in the two-cluster solution. This corresponds to approximately<text:s/></text:span><text:span text:style-name="T242"><office:annotation office:name="30" xml:id="1870853179"><dc:creator>Janka Hauffe</dc:creator><dc:date>2025-03-11T11:03:00</dc:date><meta:creator-initials>JH</meta:creator-initials><text:p text:style-name="P243">84 in cluster1 and 83 in cluster2</text:p></office:annotation><office:annotation office:name="31" xml:id="1342380155"><dc:creator>Janka Hauffe</dc:creator><dc:date>2025-03-11T11:08:00</dc:date><meta:creator-initials>JH</meta:creator-initials><text:p text:style-name="P244">Or should I just mention on number here</text:p></office:annotation>83-84% good<text:s/></text:span><text:span text:style-name="T245"><office:annotation-end office:name="30"/></text:span><text:span text:style-name="T246"><office:annotation-end office:name="31"/></text:span><text:span text:style-name="T247">channels in both groups.</text:span></text:p>
      <text:p text:style-name="P248"><text:span text:style-name="T249">In the four-cluster solution an average of<text:s/></text:span><text:span text:style-name="T250">108.4 good channels</text:span><text:span text:style-name="T251"><text:s/>remained</text:span><text:span text:style-name="T252"><text:s/></text:span><text:span text:style-name="T253">in</text:span><text:span text:style-name="T254"><text:s/></text:span><text:span text:style-name="T255">Cluster 1</text:span><text:span text:style-name="T256"><text:s/>(</text:span><text:span text:style-name="T257">SD</text:span><text:span text:style-name="T258"><text:s/>= 11.46, range = 73–121),<text:s/></text:span><text:span text:style-name="T259">106.6 good channels</text:span><text:span text:style-name="T260"><text:s/></text:span><text:span text:style-name="T261">in</text:span><text:span text:style-name="T262"><text:s/></text:span><text:span text:style-name="T263">Cluster 2</text:span><text:span text:style-name="T264"><text:s/></text:span><text:span text:style-name="T265">(</text:span><text:span text:style-name="T266">SD</text:span><text:span text:style-name="T267"><text:s/>= 10.92, range = 77–121),<text:s/></text:span><text:span text:style-name="T268">106.3 good channels</text:span><text:span text:style-name="T269"><text:s/></text:span><text:span text:style-name="T270">in</text:span><text:span text:style-name="T271"><text:s/></text:span><text:span text:style-name="T272">Cluster 3</text:span><text:span text:style-name="T273"><text:s/></text:span><text:span text:style-name="T274">(</text:span><text:span text:style-name="T275">SD</text:span><text:span text:style-name="T276"><text:s/>= 12.17, range = 74–120), and<text:s/></text:span><text:span text:style-name="T277">111.1 good channels</text:span><text:span text:style-name="T278"><text:s/>in<text:s/></text:span><text:span text:style-name="T279">Cluster 4</text:span><text:span text:style-name="T280"><text:s/>(</text:span><text:span text:style-name="T281">SD</text:span><text:span text:style-name="T282"><text:s/>= 6.20, range = 104–121).</text:span><text:span text:style-name="T283"><text:s/></text:span><text:span text:style-name="T284">This corresponds to<text:s/></text:span><text:span text:style-name="T285"><office:annotation office:name="32" xml:id="903232141"><dc:creator>Janka Hauffe</dc:creator><dc:date>2025-03-11T12:16:00</dc:date><meta:creator-initials>JH</meta:creator-initials><text:p text:style-name="P286"><text:span text:style-name="T287">Cluster 1:</text:span><text:s/><text:span text:style-name="T288">84.69%</text:span></text:p><text:p text:style-name="P289"><text:span text:style-name="T290">Cluster 2:</text:span><text:s/><text:span text:style-name="T291">83.28%</text:span></text:p><text:p text:style-name="P292"><text:span text:style-name="T293">Cluster 3:</text:span><text:s/><text:span text:style-name="T294">83.05%</text:span></text:p><text:p text:style-name="P295"><text:span text:style-name="T296">Cluster 4:</text:span><text:s/><text:span text:style-name="T297">86.80%</text:span></text:p></office:annotation>approximately 83-8</text:span><text:span text:style-name="T298">7</text:span><text:span text:style-name="T299">%<text:s/></text:span><text:span text:style-name="CommentReference"><office:annotation-end office:name="32"/></text:span><text:span text:style-name="T300">good channels</text:span><text:span text:style-name="T301">.</text:span></text:p>
      <text:p text:style-name="P302"><text:span text:style-name="T303">Interpolate bad channels<text:s/></text:span></text:p>
      <text:p text:style-name="P304"><text:span text:style-name="T305">Channels removed in the previous</text:span><text:span text:style-name="T306"><text:s/>step were interpolated using the EEGLAB function pop_interp() with the default spherical splines method (Perrin, Pernier, Bertrand &amp; Echallier, 1989), ensuring a consistent number of channels across participants (Gil Ávila et al., 2023).<text:s/></text:span><text:soft-page-break/><text:span text:style-name="T307">Interpolated channels were inserted into the original channel order. On average<text:s/></text:span><text:span text:style-name="T308"><office:annotation office:name="33" xml:id="2022001892"><dc:creator>Janka Hauffe</dc:creator><dc:date>2025-03-11T11:08:00</dc:date><meta:creator-initials>JH</meta:creator-initials><text:p text:style-name="P309">Only one number here?</text:p></office:annotation>16-17</text:span><text:span text:style-name="T310">%<text:s/></text:span><text:span text:style-name="CommentReference"><office:annotation-end office:name="33"/></text:span><text:span text:style-name="T311">of the channels in each group were inte</text:span><text:span text:style-name="T312"><office:annotation office:name="34" xml:id="151787854"><dc:creator>Janka Hauffe</dc:creator><dc:date>2025-03-11T12:16:00</dc:date><meta:creator-initials>JH</meta:creator-initials><text:p text:style-name="P313">Two-cluster solution</text:p></office:annotation>rpolated</text:span><text:span text:style-name="CommentReference"><office:annotation-end office:name="34"/></text:span><text:span text:style-name="T314">.</text:span></text:p>
      <text:p text:style-name="P315"><text:span text:style-name="T316">Epoch length and number <text:s text:c="3"/></text:span></text:p>
      <text:p text:style-name="P317"><text:span text:style-name="T318"><office:annotation><dc:creator>Janka Hauffe</dc:creator><dc:date>2024-12-02T16:50:00</dc:date><meta:creator-initials>Janka Hau</meta:creator-initials><text:p text:style-name="P319"><text:span text:style-name="T320">If I want to do the whole thing in steps</text:span></text:p></office:annotation></text:span><text:span text:style-name="T321">Lastly, the continuous</text:span><text:span text:style-name="T322"><text:s/></text:span><text:span text:style-name="T323">data were segmented into epochs<text:s/></text:span><text:span text:style-name="T324">using</text:span><text:span text:style-name="T325"><text:s/>the eeg_regepochs()<text:s/></text:span><text:span text:style-name="T326">function<text:s/></text:span><text:span text:style-name="T327">implemented in the EEGLAB toolbox</text:span><text:span text:style-name="T328">, which defaults to<text:s/></text:span><text:span text:style-name="T329">2-second epochs (Gil Ávila et al., 2023)</text:span><text:span text:style-name="T330">. H</text:span><text:span text:style-name="T331">owever</text:span><text:span text:style-name="T332">,<text:s/></text:span><text:span text:style-name="T333">longer epochs<text:s/></text:span><text:span text:style-name="T334">improve frequency resolution, making them preferable for slower frequencies like delta. To achieve higher resolution while maintaining an adequate trial count,<text:s/></text:span><text:span text:style-name="T335">EEG data for each participant were segmented into</text:span><text:span text:style-name="T336"><office:annotation office:name="36" xml:id="729220323"><dc:creator>Rolf Hauffe</dc:creator><dc:date>2025-03-08T18:03:00</dc:date><meta:creator-initials>RH</meta:creator-initials><text:p text:style-name="CommentText"><text:span text:style-name="T337">Might not need to explain why</text:span></text:p></office:annotation><text:s/></text:span><text:span text:style-name="T338"><office:annotation office:name="37" xml:id="729398866"><dc:creator>Rolf Hauffe</dc:creator><dc:date>2025-03-10T19:38:00</dc:date><meta:creator-initials>RH</meta:creator-initials><text:p text:style-name="CommentText"><text:span text:style-name="T339">Farina et al., 2020</text:span><text:span text:style-name="T340"><text:s/>also ch</text:span><text:span text:style-name="T341">ose that</text:span></text:p></office:annotation>5-second<text:s/></text:span><text:span text:style-name="T342"><office:annotation-end office:name="36"/></text:span><text:span text:style-name="CommentReference"><office:annotation-end office:name="37"/></text:span><text:span text:style-name="T343">nonoverlapping epochs</text:span><text:span text:style-name="T344">.</text:span><text:span text:style-name="T345"><text:s/></text:span><text:span text:style-name="T346"><office:annotation office:name="39" xml:id="1199845792"><dc:creator>Janka Hauffe</dc:creator><dc:date>2025-03-11T11:23:00</dc:date><meta:creator-initials>JH</meta:creator-initials><text:p text:style-name="P347">Delete?</text:p></office:annotation>This function then output</text:span><text:span text:style-name="T348">s</text:span><text:span text:style-name="T349"><text:s/>the new epoch EEG as a dataset on EEGLAB (Bonello, Garg,</text:span><text:span text:style-name="T350"><office:annotation><dc:creator>Janka Hauffe</dc:creator><dc:date>2024-12-02T17:23:00</dc:date><meta:creator-initials>Janka Hau</meta:creator-initials><text:p text:style-name="P351"><text:span text:style-name="T352">Not in zotero yet</text:span></text:p></office:annotation></text:span><text:span text:style-name="T353"><text:s/>Garg &amp; Audu, 2018).</text:span><text:span text:style-name="CommentReference"><office:annotation-end office:name="39"/></text:span></text:p>
      <text:p text:style-name="P354"><text:span text:style-name="T355">The preprocessing resulted in an average of 37.7 good epochs (SD = 14.7, Range = 4 – 60) in Cluster 1, 37.9 good epochs (SD = 16.6, Range = 3 – 59) in Cluster 2 in the two-cluster solution.<text:s/></text:span><text:span text:style-name="T356"><office:annotation office:name="40" xml:id="667436708"><dc:creator>Janka Hauffe</dc:creator><dc:date>2025-03-11T11:30:00</dc:date><meta:creator-initials>JH</meta:creator-initials><text:p text:style-name="P357">Do I need to mention this?</text:p></office:annotation>A two-sided<text:s/></text:span><text:span text:style-name="T358">t-</text:span><text:span text:style-name="T359">test did not indicate a significant differences in epoch number between<text:s/></text:span><text:span text:style-name="T360">groups, t = -0,0585, p = .95.</text:span><text:span text:style-name="T361"><office:annotation-end office:name="40"/></text:span><text:span text:style-name="T362"><text:s/></text:span><text:span text:style-name="T363">In the four-cluster solution, the dataset retained an average of<text:s/></text:span><text:span text:style-name="T364">37.6 good epochs</text:span><text:span text:style-name="T365"><text:s/>(</text:span><text:span text:style-name="T366">SD</text:span><text:span text:style-name="T367"><text:s/>= 16.2, range = 4–58) in<text:s/></text:span><text:span text:style-name="T368">Cluster 1</text:span><text:span text:style-name="T369">,<text:s/></text:span><text:span text:style-name="T370">37.9 good epochs</text:span><text:span text:style-name="T371"><text:s/>(</text:span><text:span text:style-name="T372">SD</text:span><text:span text:style-name="T373"><text:s/>= 16.6, range = 3–59) in<text:s/></text:span><text:span text:style-name="T374">Cluster 2</text:span><text:span text:style-name="T375">,<text:s/></text:span><text:span text:style-name="T376">35.9 good epochs</text:span><text:span text:style-name="T377"><text:s/>(</text:span><text:span text:style-name="T378">SD</text:span><text:span text:style-name="T379"><text:s/>= 14.5, range = 9–60) in<text:s/></text:span><text:span text:style-name="T380">Cluster 3</text:span><text:span text:style-name="T381">, and<text:s/></text:span><text:span text:style-name="T382">42.0 good epochs</text:span><text:span text:style-name="T383"><text:s/>(</text:span><text:span text:style-name="T384">SD</text:span><text:span text:style-name="T385"><text:s/>= 12.5, range = 24–60) in<text:s/></text:span><text:span text:style-name="T386">Cluster 4</text:span><text:span text:style-name="T387">.</text:span></text:p>
      <text:p text:style-name="P388"><text:span text:style-name="T389">Power Analysis</text:span></text:p>
      <text:p text:style-name="P390"><text:span text:style-name="T391">Preprocessed EEG data were converted from EEGLAB format to FieldTrip format using the eeglab2fieldtrip function. A common method for characterizing<text:s/></text:span><text:span text:style-name="T392">rsEEG is to<text:s/></text:span><text:span text:style-name="T393">decompose</text:span><text:span text:style-name="T394"><text:s/>oscillatory signal into spectral power across distinct frequency bands<text:s/></text:span><text:span text:style-name="T395">(Babiloni et al., 2016; Perez et al., 2024)</text:span><text:span text:style-name="T396">.</text:span><text:span text:style-name="T397"><text:s/></text:span><text:span text:style-name="T398">S</text:span><text:span text:style-name="T399">pectral power reflects the distribution of neural activity at</text:span><text:span text:style-name="T400"><text:s/></text:span><text:span text:style-name="T401">specific frequenc</text:span><text:span text:style-name="T402">ies</text:span><text:span text:style-name="T403"><text:s/>and is<text:s/></text:span><text:span text:style-name="T404">associated with</text:span><text:span text:style-name="T405"><text:s/>various cognitive processes (Babiloni et al., 2016; Perez et al., 2024; Ward, 2003).</text:span><text:span text:style-name="T406"><text:s/></text:span><text:span text:style-name="T407">Spectral parameterization was performed using SpecParam (formerly FOOOF, Fitting Oscillations &amp; One Over F; Donoghue et al., 2020), which is implemented in the Brainstorm Toolbox (Tadel et al., 2011) and available in FieldTrip. This approach separates the periodic and aperiodic components of the power spectrum.<text:s/></text:span></text:p>
      <text:p text:style-name="P408">Since changes in absolute power may not solely reflect true neural activity but could also result from shifts in the aperiodic exponent, broadband offset, or frequency center (Donoghue et al., 2020), this analysis focused on relative power while also examining the aperiodic exponent and offset to account for these cofounding factors.</text:p>
      <text:p text:style-name="P409">Spectral analysis of relative power across the 128 scalp electrodes was conducted using FieldTrips’s multitaper spectral estimation with Hanning taper, analyzing frequencies between 0.3 and 30 Hz with a frequency resolution of 0.2 Hz. The fooof output was set to a fixed<text:s/><text:soft-page-break/>aperiodic mode. To obtain relative delta and beta power, the aperiodic components were substracted from the original power spectra. Delta power was defined as 0.6-4 Hz, and beta<text:s/>power as 14-30 Hz. The summed power across all frequencies within each band was used to compute the relative power per channel.</text:p>
      <text:p text:style-name="P410"><text:tab/>Once the relative power per channel was computed, the data were transferred to R Studio (…) for fruther analysis using R Statistical Software (….). To identify and remove extreme values, an initial outlier detection was performed. For each participant, channels exceeding ±3 SD from the mean relative power were excluded. This process was applied seperately for delta power, beta power, aperiodic exponent, and aperiodic offset. Starting with … channels per cluster, this step retained ..% of channels in <text:s/>Cluster 1 and …% of channels in Cluster 2 for delta power, …% for beta power, …% for the aperiodic exponent, and ….% (Cluster 1) and …% (Cluster 2) for the aperiodic offset. Further outlier removal was considered. André (2022) advocates for a hypothesis-blind approach, where outliers are removed across clusters rather than within them. However, Karch (2023) questions this method, suggesting that extreme values should either be corrected or removed and that statistical methods less sensitive to outliers, such as a sign-rank test, may be more appropriate.<text:s/>For delta and beta power, an outlier removal approach across clusters was used, retaining X% of channels in cluster 1 and X% in cluster 2 for delta power, and X% in both clusters for beta power. A comparison between within-cluster and across-cluster outlier removal showed that the choice of method did not influence the significance of the results.</text:p>
      <text:p text:style-name="P411"><text:span text:style-name="T412"><text:tab/>EEG power values are inherently non-negative; however, when using the<text:s/></text:span><text:span text:style-name="T413">FOOOF/SpecParam</text:span><text:span text:style-name="T414"><text:s/>method, negative power values can sometimes occur. To ensure meaningful relative power estimates, these negative values were set to zero. Specifically,<text:s/></text:span><text:span text:style-name="T415">X%</text:span><text:span text:style-name="T416"><text:s/>of channels in<text:s/></text:span><text:span text:style-name="T417">Cluster 1</text:span><text:span text:style-name="T418"><text:s/>and<text:s/></text:span><text:span text:style-name="T419">X%</text:span><text:span text:style-name="T420"><text:s/>in<text:s/></text:span><text:span text:style-name="T421">Cluster 2</text:span><text:span text:style-name="T422"><text:s/></text:span><text:span text:style-name="T423">had negative values for<text:s/></text:span><text:span text:style-name="T424">delta power</text:span><text:span text:style-name="T425">, while for<text:s/></text:span><text:span text:style-name="T426">beta power</text:span><text:span text:style-name="T427">, the proportion was considerably smaller, at<text:s/></text:span><text:span text:style-name="T428">X%</text:span><text:span text:style-name="T429"><text:s/>and<text:s/></text:span><text:span text:style-name="T430">X%</text:span><text:span text:style-name="T431">, respectively. Removing these values may reduce the overall variance in the data.</text:span></text:p>
      <text:p text:style-name="P4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1" style:display-name="Standard1" style:family="paragraph">
      <style:paragraph-properties style:vertical-align="baseline"/>
      <style:text-properties style:font-name="Calibri" style:font-name-asian="Calibri" style:font-name-complex="Times New Roman" style:letter-kerning="true" fo:hyphenate="false"/>
    </style:style>
    <style:style style:name="Absatz-Standardschriftart1" style:display-name="Absatz-Standardschriftart1" style:family="text"/>
    <style:style style:name="CommentReference" style:display-name="Comment Reference" style:family="text" style:parent-style-name="Absatz-Standardschriftart1">
      <style:text-properties fo:font-size="8pt" style:font-size-asian="8pt" style:font-size-complex="8pt"/>
    </style:style>
    <style:style style:name="CommentText" style:display-name="Comment Text" style:family="paragraph" style:parent-style-name="Standard1">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1">
      <style:text-properties fo:color="#467886" style:text-underline-type="single" style:text-underline-style="solid" style:text-underline-width="auto" style:text-underline-mode="continuous"/>
    </style:style>
    <style:style style:name="Standard1Zchn" style:display-name="Standard1 Zchn" style:family="text" style:parent-style-name="DefaultParagraphFont">
      <style:text-properties style:font-name="Calibri" style:font-name-asian="Calibri" style:font-name-complex="Times New Roman" style:letter-kerning="true"/>
    </style:style>
    <style:style style:name="CommentTextChar1" style:display-name="Comment Text Char1" style:family="text" style:parent-style-name="Standard1Zchn">
      <style:text-properties style:font-name="Calibri" style:font-name-asian="Calibri" style:font-name-complex="Times New Roman" style:letter-kerning="true" fo:font-size="10pt" style:font-size-asian="10pt" style:font-size-complex="10pt"/>
    </style:style>
    <style:style style:name="CommentReference1" style:display-name="Comment Reference1" style:family="text" style:parent-style-name="DefaultParagraphFont">
      <style:text-properties fo:font-size="8pt" style:font-size-asian="8pt" style:font-size-complex="8pt"/>
    </style:style>
    <style:style style:name="CommentText1" style:display-name="Comment Text1" style:family="paragraph" style:parent-style-name="Normal">
      <style:paragraph-properties style:vertical-align="baseline" fo:line-height="100%"/>
      <style:text-properties fo:font-size="10pt" style:font-size-asian="10pt" style:font-size-complex="10pt"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Revision" style:display-name="Revision" style:family="paragraph">
      <style:paragraph-properties fo:text-align="start" fo:line-height="100%" fo:text-indent="0in"/>
      <style:text-properties style:font-name="Calibri" style:font-name-asian="Calibri" style:font-name-complex="Times New Roman" style:letter-kerning="tru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pre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3-11T13:43:00Z</meta:creation-date>
    <dc:date>2025-03-11T13:51:00Z</dc:date>
    <meta:template xlink:href="Normal.dotm" xlink:type="simple"/>
    <meta:editing-cycles>1</meta:editing-cycles>
    <meta:editing-duration>PT0S</meta:editing-duration>
    <meta:document-statistic meta:page-count="6" meta:paragraph-count="31" meta:word-count="2161" meta:character-count="15749" meta:row-count="113" meta:non-whitespace-character-count="13619"/>
  </office:meta>
</office:document-meta>
</file>